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1.svm"/>
  <manifest:file-entry manifest:media-type="" manifest:full-path="Pictures/TablePreview1.svm"/>
  <manifest:file-entry manifest:media-type="" manifest:full-path="Pictures/TablePreview14.svm"/>
  <manifest:file-entry manifest:media-type="" manifest:full-path="Pictures/TablePreview4.svm"/>
  <manifest:file-entry manifest:media-type="" manifest:full-path="Pictures/TablePreview17.svm"/>
  <manifest:file-entry manifest:media-type="" manifest:full-path="Pictures/TablePreview7.svm"/>
  <manifest:file-entry manifest:media-type="" manifest:full-path="Pictures/TablePreview21.svm"/>
  <manifest:file-entry manifest:media-type="" manifest:full-path="Pictures/TablePreview24.svm"/>
  <manifest:file-entry manifest:media-type="" manifest:full-path="Pictures/TablePreview10.svm"/>
  <manifest:file-entry manifest:media-type="" manifest:full-path="Pictures/TablePreview13.svm"/>
  <manifest:file-entry manifest:media-type="" manifest:full-path="Pictures/TablePreview3.svm"/>
  <manifest:file-entry manifest:media-type="" manifest:full-path="Pictures/TablePreview16.svm"/>
  <manifest:file-entry manifest:media-type="" manifest:full-path="Pictures/TablePreview6.svm"/>
  <manifest:file-entry manifest:media-type="" manifest:full-path="Pictures/TablePreview19.svm"/>
  <manifest:file-entry manifest:media-type="" manifest:full-path="Pictures/TablePreview20.svm"/>
  <manifest:file-entry manifest:media-type="" manifest:full-path="Pictures/TablePreview9.svm"/>
  <manifest:file-entry manifest:media-type="" manifest:full-path="Pictures/TablePreview23.svm"/>
  <manifest:file-entry manifest:media-type="" manifest:full-path="Pictures/TablePreview12.svm"/>
  <manifest:file-entry manifest:media-type="" manifest:full-path="Pictures/TablePreview2.svm"/>
  <manifest:file-entry manifest:media-type="" manifest:full-path="Pictures/TablePreview15.svm"/>
  <manifest:file-entry manifest:media-type="" manifest:full-path="Pictures/TablePreview5.svm"/>
  <manifest:file-entry manifest:media-type="" manifest:full-path="Pictures/TablePreview18.svm"/>
  <manifest:file-entry manifest:media-type="" manifest:full-path="Pictures/TablePreview8.svm"/>
  <manifest:file-entry manifest:media-type="" manifest:full-path="Pictures/TablePreview2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2" style:family="graphic" style:parent-style-name="standard">
      <style:graphic-properties svg:stroke-color="#0066cc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color="#23b8dc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color="#355e00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ff6633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33cc66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color="#6b4794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svg:stroke-color="#b3b300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color="#dc2300"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svg:stroke-color="#33cc66" draw:marker-start="Arrow" draw:marker-start-width="0.3cm" draw:marker-end="Arrow" draw:marker-end-width="0.3cm" draw:textarea-horizontal-align="center" draw:textarea-vertical-align="middle"/>
    </style:style>
    <style:style style:name="co1" style:family="table-column">
      <style:table-column-properties style:column-width="7.848cm" style:use-optimal-column-width="false"/>
    </style:style>
    <style:style style:name="co2" style:family="table-column">
      <style:table-column-properties style:column-width="8.691cm" style:use-optimal-column-width="false"/>
    </style:style>
    <style:style style:name="co3" style:family="table-column">
      <style:table-column-properties style:column-width="8.931cm" style:use-optimal-column-width="false"/>
    </style:style>
    <style:style style:name="co4" style:family="table-column">
      <style:table-column-properties style:column-width="8.244cm" style:use-optimal-column-width="false"/>
    </style:style>
    <style:style style:name="co5" style:family="table-column">
      <style:table-column-properties style:column-width="8.83cm" style:use-optimal-column-width="false"/>
    </style:style>
    <style:style style:name="co6" style:family="table-column">
      <style:table-column-properties style:column-width="6.862cm" style:use-optimal-column-width="false"/>
    </style:style>
    <style:style style:name="co7" style:family="table-column">
      <style:table-column-properties style:column-width="7.024cm" style:use-optimal-column-width="false"/>
    </style:style>
    <style:style style:name="co8" style:family="table-column">
      <style:table-column-properties style:column-width="8.634cm" style:use-optimal-column-width="false"/>
    </style:style>
    <style:style style:name="co9" style:family="table-column">
      <style:table-column-properties style:column-width="7.598cm" style:use-optimal-column-width="false"/>
    </style:style>
    <style:style style:name="co10" style:family="table-column">
      <style:table-column-properties style:column-width="9.593cm" style:use-optimal-column-width="false"/>
    </style:style>
    <style:style style:name="co11" style:family="table-column">
      <style:table-column-properties style:column-width="9.475cm" style:use-optimal-column-width="false"/>
    </style:style>
    <style:style style:name="co12" style:family="table-column">
      <style:table-column-properties style:column-width="10.103cm" style:use-optimal-column-width="false"/>
    </style:style>
    <style:style style:name="co13" style:family="table-column">
      <style:table-column-properties style:column-width="8.397cm" style:use-optimal-column-width="false"/>
    </style:style>
    <style:style style:name="co14" style:family="table-column">
      <style:table-column-properties style:column-width="7.365cm" style:use-optimal-column-width="false"/>
    </style:style>
    <style:style style:name="co15" style:family="table-column">
      <style:table-column-properties style:column-width="11.51cm" style:use-optimal-column-width="false"/>
    </style:style>
    <style:style style:name="co16" style:family="table-column">
      <style:table-column-properties style:column-width="9.959cm" style:use-optimal-column-width="false"/>
    </style:style>
    <style:style style:name="co17" style:family="table-column">
      <style:table-column-properties style:column-width="7.948cm" style:use-optimal-column-width="false"/>
    </style:style>
    <style:style style:name="co18" style:family="table-column">
      <style:table-column-properties style:column-width="7.177cm" style:use-optimal-column-width="false"/>
    </style:style>
    <style:style style:name="ro1" style:family="table-row">
      <style:table-row-properties style:row-height="0.994cm"/>
    </style:style>
    <style:style style:name="ro2" style:family="table-row">
      <style:table-row-properties style:row-height="0.974cm"/>
    </style:style>
    <style:style style:name="ro3" style:family="table-row">
      <style:table-row-properties style:row-height="0.969cm"/>
    </style:style>
    <style:style style:name="ro4" style:family="table-row">
      <style:table-row-properties style:row-height="0.976cm"/>
    </style:style>
    <style:style style:name="ro5" style:family="table-row">
      <style:table-row-properties style:row-height="1.105cm"/>
    </style:style>
    <style:style style:name="ro6" style:family="table-row">
      <style:table-row-properties style:row-height="1.083cm"/>
    </style:style>
    <style:style style:name="ro7" style:family="table-row">
      <style:table-row-properties style:row-height="1.077cm"/>
    </style:style>
    <style:style style:name="ro8" style:family="table-row">
      <style:table-row-properties style:row-height="1.091cm"/>
    </style:style>
    <style:style style:name="ro9" style:family="table-row">
      <style:table-row-properties style:row-height="0.993cm"/>
    </style:style>
    <style:style style:name="ro10" style:family="table-row">
      <style:table-row-properties style:row-height="0.973cm"/>
    </style:style>
    <style:style style:name="ro11" style:family="table-row">
      <style:table-row-properties style:row-height="0.968cm"/>
    </style:style>
    <style:style style:name="ro12" style:family="table-row">
      <style:table-row-properties style:row-height="0.975cm"/>
    </style:style>
    <style:style style:name="ro13" style:family="table-row">
      <style:table-row-properties style:row-height="0.982cm"/>
    </style:style>
    <style:style style:name="ro14" style:family="table-row">
      <style:table-row-properties style:row-height="0.954cm"/>
    </style:style>
    <style:style style:name="ro15" style:family="table-row">
      <style:table-row-properties style:row-height="0cm"/>
    </style:style>
    <style:style style:name="ro16" style:family="table-row">
      <style:table-row-properties style:row-height="0.98cm"/>
    </style:style>
    <style:style style:name="ro17" style:family="table-row">
      <style:table-row-properties style:row-height="0.995cm"/>
    </style:style>
    <style:style style:name="ro18" style:family="table-row">
      <style:table-row-properties style:row-height="0.989cm"/>
    </style:style>
    <style:style style:name="ro19" style:family="table-row">
      <style:table-row-properties style:row-height="0.983cm"/>
    </style:style>
    <style:style style:name="ro20" style:family="table-row">
      <style:table-row-properties style:row-height="1.038cm"/>
    </style:style>
    <style:style style:name="ro21" style:family="table-row">
      <style:table-row-properties style:row-height="1.017cm"/>
    </style:style>
    <style:style style:name="ro22" style:family="table-row">
      <style:table-row-properties style:row-height="1.012cm"/>
    </style:style>
    <style:style style:name="ro23" style:family="table-row">
      <style:table-row-properties style:row-height="1.021cm"/>
    </style:style>
    <style:style style:name="ro24" style:family="table-row">
      <style:table-row-properties style:row-height="1.177cm"/>
    </style:style>
    <style:style style:name="ro25" style:family="table-row">
      <style:table-row-properties style:row-height="1.153cm"/>
    </style:style>
    <style:style style:name="ro26" style:family="table-row">
      <style:table-row-properties style:row-height="1.15cm"/>
    </style:style>
    <style:style style:name="ro27" style:family="table-row">
      <style:table-row-properties style:row-height="0.971cm"/>
    </style:style>
    <style:style style:name="ro28" style:family="table-row">
      <style:table-row-properties style:row-height="0.988cm"/>
    </style:style>
    <style:style style:name="ro29" style:family="table-row">
      <style:table-row-properties style:row-height="0.97cm"/>
    </style:style>
    <style:style style:name="ce1" style:family="table-cell">
      <style:graphic-properties draw:fill="solid" draw:fill-color="#9966cc" style:repeat="repeat"/>
      <style:paragraph-properties fo:text-align="center" fo:border="0.001cm solid #6b0094" style:text-autospace="none"/>
    </style:style>
    <style:style style:name="ce2" style:family="table-cell">
      <style:graphic-properties draw:fill="solid" draw:fill-color="#9999ff" style:repeat="repeat"/>
      <style:paragraph-properties fo:border="0.001cm solid #6b0094" style:text-autospace="none"/>
    </style:style>
    <style:style style:name="ce3" style:family="table-cell">
      <style:graphic-properties draw:fill="none" style:repeat="repeat"/>
      <style:paragraph-properties fo:border="0.001cm solid #6b0094" style:text-autospace="none"/>
    </style:style>
    <style:style style:name="ce4" style:family="table-cell">
      <style:graphic-properties draw:fill="solid" draw:fill-color="#ff3333" style:repeat="repeat"/>
      <style:paragraph-properties fo:text-align="center" fo:border="0.001cm solid #dc2300" style:text-autospace="none"/>
    </style:style>
    <style:style style:name="ce5" style:family="table-cell">
      <style:graphic-properties draw:fill="solid" draw:fill-color="#eb613d" style:repeat="repeat"/>
      <style:paragraph-properties fo:border="0.001cm solid #dc2300" style:text-autospace="none"/>
    </style:style>
    <style:style style:name="ce6" style:family="table-cell">
      <style:graphic-properties draw:fill="none" style:repeat="repeat"/>
      <style:paragraph-properties fo:border="0.001cm solid #dc2300" style:text-autospace="none"/>
    </style:style>
    <style:style style:name="ce7" style:family="table-cell">
      <style:graphic-properties draw:fill="solid" draw:fill-color="#00b8ff" style:repeat="repeat"/>
      <style:paragraph-properties fo:border="0.001cm solid #0066cc"/>
    </style:style>
    <style:style style:name="ce8" style:family="table-cell">
      <style:graphic-properties draw:fill="none" style:repeat="repeat"/>
      <style:paragraph-properties fo:border="0.001cm solid #0066cc" style:text-autospace="none"/>
    </style:style>
    <style:style style:name="ce9" style:family="table-cell">
      <style:graphic-properties style:repeat="repeat"/>
      <style:paragraph-properties fo:border="0.001cm solid #0066cc" style:text-autospace="none"/>
    </style:style>
    <style:style style:name="ce10" style:family="table-cell">
      <style:graphic-properties draw:fill="solid" draw:fill-color="#00b8ff" style:repeat="repeat"/>
      <style:paragraph-properties fo:text-align="center" fo:border="0.001cm solid #0066cc" style:text-autospace="none"/>
    </style:style>
    <style:style style:name="ce11" style:family="table-cell">
      <style:graphic-properties draw:fill="none" draw:fill-color="#00b8ff" style:repeat="repeat"/>
      <style:paragraph-properties fo:border="0.001cm solid #0066cc" style:text-autospace="none"/>
    </style:style>
    <style:style style:name="ce12" style:family="table-cell">
      <style:graphic-properties draw:fill="solid" draw:fill-color="#99ccff" style:repeat="repeat"/>
      <style:paragraph-properties fo:border="0.001cm solid #0066cc" style:text-autospace="none"/>
    </style:style>
    <style:style style:name="ce13" style:family="table-cell">
      <style:graphic-properties draw:fill="solid" draw:fill-color="#00b8ff" style:repeat="repeat"/>
      <style:paragraph-properties fo:text-align="center" fo:border-left="0.001cm solid #0047ff" fo:border-right="0.001cm solid #0047ff" fo:border-top="0.001cm solid #0047ff" fo:border-bottom="none" style:text-autospace="none"/>
    </style:style>
    <style:style style:name="ce14" style:family="table-cell">
      <style:graphic-properties draw:fill="none" style:repeat="repeat"/>
      <style:paragraph-properties fo:border-left="0.001cm solid #0047ff" fo:border-right="0.001cm solid #0047ff" fo:border-top="none" fo:border-bottom="none" style:text-autospace="none"/>
    </style:style>
    <style:style style:name="ce15" style:family="table-cell">
      <style:graphic-properties style:repeat="repeat"/>
      <style:paragraph-properties fo:border-left="0.001cm solid #0047ff" fo:border-right="0.001cm solid #0047ff" fo:border-top="none" fo:border-bottom="none" style:text-autospace="none"/>
    </style:style>
    <style:style style:name="ce16" style:family="table-cell">
      <style:graphic-properties style:repeat="repeat"/>
      <style:paragraph-properties fo:border-left="0.001cm solid #0047ff" fo:border-right="0.001cm solid #0047ff" fo:border-top="none" fo:border-bottom="0.001cm solid #0047ff" style:text-autospace="none"/>
    </style:style>
    <style:style style:name="ce17" style:family="table-cell">
      <style:graphic-properties draw:fill="none" draw:fill-color="#99ccff" style:repeat="repeat"/>
      <style:paragraph-properties fo:border="0.001cm solid #0066cc" style:text-autospace="none"/>
    </style:style>
    <style:style style:name="ce18" style:family="table-cell">
      <style:graphic-properties style:repeat="repeat"/>
      <style:paragraph-properties fo:border-left="0.001cm solid #0066cc" fo:border-right="0.001cm solid #0066cc" fo:border-top="0.001cm solid #0066cc" fo:border-bottom="none" style:text-autospace="none"/>
    </style:style>
    <style:style style:name="ce19" style:family="table-cell">
      <style:graphic-properties draw:fill="solid" draw:fill-color="#23b8dc" style:repeat="repeat"/>
      <style:paragraph-properties fo:text-align="center" fo:border-left="0.001cm solid #23b8dc" fo:border-right="0.001cm solid #23b8dc" fo:border-top="0.001cm solid #23b8dc" fo:border-bottom="none" style:text-autospace="none"/>
    </style:style>
    <style:style style:name="ce20" style:family="table-cell">
      <style:graphic-properties draw:fill="none" style:repeat="repeat"/>
      <style:paragraph-properties fo:border-left="0.001cm solid #23b8dc" fo:border-right="0.001cm solid #23b8dc" fo:border-top="none" fo:border-bottom="none" style:text-autospace="none"/>
    </style:style>
    <style:style style:name="ce21" style:family="table-cell">
      <style:graphic-properties draw:fill="solid" draw:fill-color="#00dcff" style:repeat="repeat"/>
      <style:paragraph-properties fo:border-left="0.001cm solid #23b8dc" fo:border-right="0.001cm solid #23b8dc" fo:border-top="none" fo:border-bottom="none" style:text-autospace="none"/>
    </style:style>
    <style:style style:name="ce22" style:family="table-cell">
      <style:graphic-properties draw:fill="none" style:repeat="repeat"/>
      <style:paragraph-properties fo:border-left="0.001cm solid #23b8dc" fo:border-right="0.001cm solid #23b8dc" fo:border-top="none" fo:border-bottom="0.001cm solid #23b8dc" style:text-autospace="none"/>
    </style:style>
    <style:style style:name="ce23" style:family="table-cell">
      <style:graphic-properties draw:fill="solid" draw:fill-color="#7da647" style:repeat="repeat"/>
      <style:paragraph-properties fo:text-align="center" fo:border="0.001cm solid #355e00" style:text-autospace="none"/>
    </style:style>
    <style:style style:name="ce24" style:family="table-cell">
      <style:graphic-properties draw:fill="solid" draw:fill-color="#94bd5e" style:repeat="repeat"/>
      <style:paragraph-properties fo:border="0.001cm solid #355e00" style:text-autospace="none"/>
    </style:style>
    <style:style style:name="ce25" style:family="table-cell">
      <style:graphic-properties draw:fill="none" draw:fill-color="#5c8526" style:repeat="repeat"/>
      <style:paragraph-properties fo:border="0.001cm solid #355e00" style:text-autospace="none"/>
    </style:style>
    <style:style style:name="ce26" style:family="table-cell">
      <style:graphic-properties draw:fill="none" style:repeat="repeat"/>
      <style:paragraph-properties fo:border="0.001cm solid #355e00" style:text-autospace="none"/>
    </style:style>
    <style:style style:name="ce27" style:family="table-cell">
      <style:graphic-properties draw:fill="none" style:repeat="repeat"/>
      <style:paragraph-properties fo:border="0.001cm solid #355e00"/>
    </style:style>
    <style:style style:name="ce28" style:family="table-cell">
      <style:graphic-properties draw:fill="none" style:repeat="repeat"/>
      <style:paragraph-properties fo:border="0.001cm solid #355e00" style:text-autospace="none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>
      <style:graphic-properties draw:fill="solid" draw:fill-color="#ff9966" style:repeat="repeat"/>
      <style:paragraph-properties fo:text-align="center" fo:border="0.001cm solid #ff6633" style:text-autospace="none"/>
    </style:style>
    <style:style style:name="ce30" style:family="table-cell">
      <style:graphic-properties draw:fill="solid" draw:fill-color="#ffcc99" style:repeat="repeat"/>
      <style:paragraph-properties fo:border="0.001cm solid #ff6633" style:text-autospace="none"/>
    </style:style>
    <style:style style:name="ce31" style:family="table-cell">
      <style:graphic-properties draw:fill="none" style:repeat="repeat"/>
      <style:paragraph-properties fo:border="0.001cm solid #ff6633" style:text-autospace="none"/>
    </style:style>
    <style:style style:name="ce32" style:family="table-cell">
      <style:graphic-properties draw:fill="solid" draw:fill-color="#ffcc99" style:repeat="repeat"/>
      <style:paragraph-properties fo:border="0.001cm solid #ff6633" style:text-autospace="none"/>
      <style:text-properties style:text-underline-style="solid" style:text-underline-width="auto" style:text-underline-color="font-color"/>
    </style:style>
    <style:style style:name="ce33" style:family="table-cell">
      <style:graphic-properties draw:fill="solid" draw:fill-color="#ff9966" style:repeat="repeat"/>
      <style:paragraph-properties fo:text-align="center" fo:border-left="0.001cm solid #ff6633" fo:border-right="0.001cm solid #ff6633" fo:border-top="0.001cm solid #ff6633" fo:border-bottom="none" style:text-autospace="none"/>
    </style:style>
    <style:style style:name="ce34" style:family="table-cell">
      <style:graphic-properties draw:fill="solid" draw:fill-color="#ffcc99" style:repeat="repeat"/>
      <style:paragraph-properties fo:border-left="0.001cm solid #ff6633" fo:border-right="0.001cm solid #ff6633" fo:border-top="none" fo:border-bottom="none" style:text-autospace="none"/>
    </style:style>
    <style:style style:name="ce35" style:family="table-cell">
      <style:graphic-properties draw:fill="none" style:repeat="repeat"/>
      <style:paragraph-properties fo:border-left="0.001cm solid #ff6633" fo:border-right="0.001cm solid #ff6633" fo:border-top="none" fo:border-bottom="none" style:text-autospace="none"/>
    </style:style>
    <style:style style:name="ce36" style:family="table-cell">
      <style:graphic-properties draw:fill="none" style:repeat="repeat"/>
      <style:paragraph-properties fo:border-left="0.001cm solid #ff6633" fo:border-right="0.001cm solid #ff6633" fo:border-top="none" fo:border-bottom="0.001cm solid #ff6633" style:text-autospace="none"/>
    </style:style>
    <style:style style:name="ce37" style:family="table-cell">
      <style:graphic-properties draw:fill="solid" draw:fill-color="#33cc66" style:repeat="repeat"/>
      <style:paragraph-properties fo:text-align="center" fo:border="0.001cm solid #00ae00" style:text-autospace="none"/>
    </style:style>
    <style:style style:name="ce38" style:family="table-cell">
      <style:graphic-properties draw:fill="solid" draw:fill-color="#3deb3d" style:repeat="repeat"/>
      <style:paragraph-properties fo:border="0.001cm solid #00ae00" style:text-autospace="none"/>
    </style:style>
    <style:style style:name="ce39" style:family="table-cell">
      <style:graphic-properties draw:fill="none" style:repeat="repeat"/>
      <style:paragraph-properties fo:border="0.001cm solid #00ae00" style:text-autospace="none"/>
    </style:style>
    <style:style style:name="ce40" style:family="table-cell">
      <style:graphic-properties draw:fill="solid" draw:fill-color="#3deb3d" style:repeat="repeat"/>
      <style:paragraph-properties fo:border="0.001cm solid #00ae00"/>
    </style:style>
    <style:style style:name="ce41" style:family="table-cell">
      <style:graphic-properties draw:fill="solid" draw:fill-color="#b3b300" style:repeat="repeat"/>
      <style:paragraph-properties fo:text-align="center" fo:border-left="0.001cm solid #808019" fo:border-right="0.001cm solid #808019" fo:border-top="0.001cm solid #808019" fo:border-bottom="none" style:text-autospace="none"/>
    </style:style>
    <style:style style:name="ce42" style:family="table-cell">
      <style:graphic-properties draw:fill="solid" draw:fill-color="#cccc00" style:repeat="repeat"/>
      <style:paragraph-properties fo:border-left="0.001cm solid #808019" fo:border-right="0.001cm solid #808019" fo:border-top="none" fo:border-bottom="none" style:text-autospace="none"/>
    </style:style>
    <style:style style:name="ce43" style:family="table-cell">
      <style:graphic-properties draw:fill="none" style:repeat="repeat"/>
      <style:paragraph-properties fo:border-left="0.001cm solid #808019" fo:border-right="0.001cm solid #808019" fo:border-top="none" fo:border-bottom="none" style:text-autospace="none"/>
    </style:style>
    <style:style style:name="ce44" style:family="table-cell">
      <style:graphic-properties draw:fill="none" style:repeat="repeat"/>
      <style:paragraph-properties fo:border-left="0.001cm solid #808019" fo:border-right="0.001cm solid #808019" fo:border-top="none" fo:border-bottom="0.001cm solid #808019" style:text-autospace="none"/>
    </style:style>
    <style:style style:name="ce45" style:family="table-cell">
      <style:graphic-properties draw:fill="solid" draw:fill-color="#cccc00" style:repeat="repeat"/>
      <style:paragraph-properties fo:border-left="0.001cm solid #808019" fo:border-right="0.001cm solid #808019" fo:border-top="none" fo:border-bottom="0.001cm solid #808019" style:text-autospace="none"/>
    </style:style>
    <style:style style:name="ce46" style:family="table-cell">
      <style:graphic-properties draw:fill="solid" draw:fill-color="#e6e64c" style:repeat="repeat"/>
      <style:paragraph-properties fo:border-left="0.001cm solid #808019" fo:border-right="0.001cm solid #808019" fo:border-top="none" fo:border-bottom="none" style:text-autospace="none"/>
    </style:style>
    <style:style style:name="ce47" style:family="table-cell">
      <style:graphic-properties draw:fill="solid" draw:fill-color="#e6e64c" style:repeat="repeat"/>
      <style:paragraph-properties fo:border-left="0.001cm solid #808019" fo:border-right="0.001cm solid #808019" fo:border-top="none" fo:border-bottom="0.001cm solid #808019" style:text-autospace="none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style:text-autospace="none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standard" xml:id="id20" draw:id="id20" draw:layer="layout" svg:width="7.847cm" svg:height="11.709cm" svg:x="9.585cm" svg:y="41.29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MANIFIESTOS</text:span></text:p>
              </table:table-cell>
            </table:table-row>
            <table:table-row table:style-name="ro1">
              <table:table-cell table:style-name="ce2">
                <text:p text:style-name="P2"><text:span text:style-name="T1">manifiestos_usuarios</text:span></text:p>
              </table:table-cell>
            </table:table-row>
            <table:table-row table:style-name="ro2">
              <table:table-cell table:style-name="ce3">
                <text:p text:style-name="P2"><text:span text:style-name="T2">user_id*</text:span></text:p>
              </table:table-cell>
            </table:table-row>
            <table:table-row table:style-name="ro3">
              <table:table-cell table:style-name="ce2">
                <text:p text:style-name="P2"><text:span text:style-name="T3">id_master (master)</text:span></text:p>
              </table:table-cell>
            </table:table-row>
            <table:table-row table:style-name="ro3">
              <table:table-cell table:style-name="ce3">
                <text:p text:style-name="P2"><text:span text:style-name="T3">nombres</text:span></text:p>
              </table:table-cell>
            </table:table-row>
            <table:table-row table:style-name="ro3">
              <table:table-cell table:style-name="ce2">
                <text:p text:style-name="P2"><text:span text:style-name="T3">usuario</text:span></text:p>
              </table:table-cell>
            </table:table-row>
            <table:table-row table:style-name="ro3">
              <table:table-cell table:style-name="ce3">
                <text:p text:style-name="P2"><text:span text:style-name="T3">idpais</text:span></text:p>
              </table:table-cell>
            </table:table-row>
            <table:table-row table:style-name="ro2">
              <table:table-cell table:style-name="ce2">
                <text:p text:style-name="P2">activo (t)</text:p>
              </table:table-cell>
            </table:table-row>
            <table:table-row table:style-name="ro2">
              <table:table-cell table:style-name="ce3">
                <text:p text:style-name="P2">aereo (t)</text:p>
              </table:table-cell>
            </table:table-row>
            <table:table-row table:style-name="ro2">
              <table:table-cell table:style-name="ce2">
                <text:p text:style-name="P2">maritimo (t)</text:p>
              </table:table-cell>
            </table:table-row>
            <table:table-row table:style-name="ro2">
              <table:table-cell table:style-name="ce3">
                <text:p text:style-name="P2">terrestre (t)</text:p>
              </table:table-cell>
            </table:table-row>
            <table:table-row table:style-name="ro4">
              <table:table-cell table:style-name="ce2">
                <text:p text:style-name="P2">aduanas (t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layout" svg:width="8.69cm" svg:height="14.1cm" svg:x="2.5cm" svg:y="2cm">
          <table:table table:template-name="default" table:use-first-row-styles="true" table:use-banding-rows-styles="true">
            <table:table-column table:style-name="co2"/>
            <table:table-row table:style-name="ro5">
              <table:table-cell table:style-name="ce4">
                <text:p text:style-name="P1"><text:span text:style-name="T1">MASTER ACCESOS</text:span></text:p>
              </table:table-cell>
            </table:table-row>
            <table:table-row table:style-name="ro5">
              <table:table-cell table:style-name="ce5">
                <text:p text:style-name="P2"><text:span text:style-name="T1">usuarios_empresas_login</text:span></text:p>
              </table:table-cell>
            </table:table-row>
            <table:table-row table:style-name="ro6">
              <table:table-cell table:style-name="ce6">
                <text:p text:style-name="P2"><text:span text:style-name="T2">id_usuario*</text:span></text:p>
              </table:table-cell>
            </table:table-row>
            <table:table-row table:style-name="ro7">
              <table:table-cell table:style-name="ce5">
                <text:p text:style-name="P2"><text:span text:style-name="T3">pw_name</text:span></text:p>
              </table:table-cell>
            </table:table-row>
            <table:table-row table:style-name="ro7">
              <table:table-cell table:style-name="ce6">
                <text:p text:style-name="P2"><text:span text:style-name="T3">pw_passwd</text:span></text:p>
              </table:table-cell>
            </table:table-row>
            <table:table-row table:style-name="ro7">
              <table:table-cell table:style-name="ce5">
                <text:p text:style-name="P2"><text:span text:style-name="T3">pais</text:span></text:p>
              </table:table-cell>
            </table:table-row>
            <table:table-row table:style-name="ro6">
              <table:table-cell table:style-name="ce6">
                <text:p text:style-name="P2">level</text:p>
              </table:table-cell>
            </table:table-row>
            <table:table-row table:style-name="ro6">
              <table:table-cell table:style-name="ce5">
                <text:p text:style-name="P2">pw_gecos</text:p>
              </table:table-cell>
            </table:table-row>
            <table:table-row table:style-name="ro7">
              <table:table-cell table:style-name="ce6">
                <text:p text:style-name="P2"><text:span text:style-name="T3">modulos</text:span></text:p>
              </table:table-cell>
            </table:table-row>
            <table:table-row table:style-name="ro6">
              <table:table-cell table:style-name="ce5">
                <text:p text:style-name="P2">pw_activo (1 on) (0 off)</text:p>
              </table:table-cell>
            </table:table-row>
            <table:table-row table:style-name="ro7">
              <table:table-cell table:style-name="ce6">
                <text:p text:style-name="P2"><text:span text:style-name="T3">create_id_usuario (master)</text:span></text:p>
              </table:table-cell>
            </table:table-row>
            <table:table-row table:style-name="ro6">
              <table:table-cell table:style-name="ce5">
                <text:p text:style-name="P2">create_date</text:p>
              </table:table-cell>
            </table:table-row>
            <table:table-row table:style-name="ro8">
              <table:table-cell table:style-name="ce6">
                <text:p text:style-name="P2">demo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1" draw:id="id1" draw:layer="layout" svg:width="8.93cm" svg:height="10.733cm" svg:x="12.5cm" svg:y="2cm">
          <table:table table:template-name="default" table:use-first-row-styles="true" table:use-banding-rows-styles="true">
            <table:table-column table:style-name="co3"/>
            <table:table-row table:style-name="ro9">
              <table:table-cell table:style-name="ce4">
                <text:p text:style-name="P1"><text:span text:style-name="T1">MASTER ACCESOS</text:span></text:p>
              </table:table-cell>
            </table:table-row>
            <table:table-row table:style-name="ro9">
              <table:table-cell table:style-name="ce5">
                <text:p text:style-name="P2"><text:span text:style-name="T1">usuarios_empresas_menu</text:span></text:p>
              </table:table-cell>
            </table:table-row>
            <table:table-row table:style-name="ro10">
              <table:table-cell table:style-name="ce6">
                <text:p text:style-name="P2"><text:span text:style-name="T2">id*</text:span></text:p>
              </table:table-cell>
            </table:table-row>
            <table:table-row table:style-name="ro10">
              <table:table-cell table:style-name="ce5">
                <text:p text:style-name="P2">nombre</text:p>
              </table:table-cell>
            </table:table-row>
            <table:table-row table:style-name="ro10">
              <table:table-cell table:style-name="ce6">
                <text:p text:style-name="P2">link</text:p>
              </table:table-cell>
            </table:table-row>
            <table:table-row table:style-name="ro10">
              <table:table-cell table:style-name="ce5">
                <text:p text:style-name="P2">icon</text:p>
              </table:table-cell>
            </table:table-row>
            <table:table-row table:style-name="ro11">
              <table:table-cell table:style-name="ce6">
                <text:p text:style-name="P2"><text:span text:style-name="T3">Ide (modulos)</text:span></text:p>
              </table:table-cell>
            </table:table-row>
            <table:table-row table:style-name="ro11">
              <table:table-cell table:style-name="ce5">
                <text:p text:style-name="P2"><text:span text:style-name="T3">parent (recursivo ide)</text:span></text:p>
              </table:table-cell>
            </table:table-row>
            <table:table-row table:style-name="ro10">
              <table:table-cell table:style-name="ce6">
                <text:p text:style-name="P2">orden</text:p>
              </table:table-cell>
            </table:table-row>
            <table:table-row table:style-name="ro10">
              <table:table-cell table:style-name="ce5">
                <text:p text:style-name="P2">childs</text:p>
              </table:table-cell>
            </table:table-row>
            <table:table-row table:style-name="ro2">
              <table:table-cell table:style-name="ce6">
                <text:p text:style-name="P2">status (t)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1" draw:text-style-name="P3" draw:layer="layout" draw:type="lines" svg:x1="12.5cm" svg:y1="7.366cm" svg:x2="11.19cm" svg:y2="9.05cm" draw:start-shape="id1" draw:start-glue-point="3" draw:end-shape="id2" svg:d="m12500 7366h-501l-307 1684h-502">
          <text:p/>
        </draw:connector>
        <draw:frame draw:style-name="standard" xml:id="id4" draw:id="id4" draw:layer="layout" svg:width="8.243cm" svg:height="13.661cm" svg:x="23cm" svg:y="2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4">
                <text:p text:style-name="P1"><text:span text:style-name="T1">MASTER ACCESOS</text:span></text:p>
              </table:table-cell>
            </table:table-row>
            <table:table-row table:style-name="ro1">
              <table:table-cell table:style-name="ce5">
                <text:p text:style-name="P2"><text:span text:style-name="T1">usuarios_empresas_log</text:span></text:p>
              </table:table-cell>
            </table:table-row>
            <table:table-row table:style-name="ro2">
              <table:table-cell table:style-name="ce6">
                <text:p text:style-name="P2"><text:span text:style-name="T2">id*</text:span></text:p>
              </table:table-cell>
            </table:table-row>
            <table:table-row table:style-name="ro3">
              <table:table-cell table:style-name="ce5">
                <text:p text:style-name="P2"><text:span text:style-name="T3">user_id</text:span></text:p>
              </table:table-cell>
            </table:table-row>
            <table:table-row table:style-name="ro2">
              <table:table-cell table:style-name="ce6">
                <text:p text:style-name="P2">user_name</text:p>
              </table:table-cell>
            </table:table-row>
            <table:table-row table:style-name="ro2">
              <table:table-cell table:style-name="ce5">
                <text:p text:style-name="P2">fecha</text:p>
              </table:table-cell>
            </table:table-row>
            <table:table-row table:style-name="ro3">
              <table:table-cell table:style-name="ce6">
                <text:p text:style-name="P2"><text:span text:style-name="T3">sistema (ide)</text:span></text:p>
              </table:table-cell>
            </table:table-row>
            <table:table-row table:style-name="ro3">
              <table:table-cell table:style-name="ce5">
                <text:p text:style-name="P2"><text:span text:style-name="T3">db</text:span></text:p>
              </table:table-cell>
            </table:table-row>
            <table:table-row table:style-name="ro2">
              <table:table-cell table:style-name="ce6">
                <text:p text:style-name="P2">accion</text:p>
              </table:table-cell>
            </table:table-row>
            <table:table-row table:style-name="ro2">
              <table:table-cell table:style-name="ce5">
                <text:p text:style-name="P2">before_txt</text:p>
              </table:table-cell>
            </table:table-row>
            <table:table-row table:style-name="ro2">
              <table:table-cell table:style-name="ce6">
                <text:p text:style-name="P2">after_txt</text:p>
              </table:table-cell>
            </table:table-row>
            <table:table-row table:style-name="ro2">
              <table:table-cell table:style-name="ce5">
                <text:p text:style-name="P2">ip</text:p>
              </table:table-cell>
            </table:table-row>
            <table:table-row table:style-name="ro2">
              <table:table-cell table:style-name="ce6">
                <text:p text:style-name="P2">tiempo</text:p>
              </table:table-cell>
            </table:table-row>
            <table:table-row table:style-name="ro12">
              <table:table-cell table:style-name="ce5">
                <text:p text:style-name="P2">tabla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1" draw:text-style-name="P3" draw:layer="layout" draw:type="lines" draw:line-skew="0cm 0.257cm" svg:x1="11.329cm" svg:y1="29.77cm" svg:x2="27.121cm" svg:y2="15.661cm" draw:start-shape="id3" draw:start-glue-point="1" draw:end-shape="id4" svg:d="m11329 29770h502l15290-13350v-759">
          <text:p/>
        </draw:connector>
        <draw:frame draw:style-name="standard" xml:id="id3" draw:id="id3" draw:layer="layout" svg:width="8.829cm" svg:height="19.541cm" svg:x="2.5cm" svg:y="20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7">
                <text:p text:style-name="P1"><text:span text:style-name="T1">MASTER</text:span></text:p>
              </table:table-cell>
            </table:table-row>
            <table:table-row table:style-name="ro1">
              <table:table-cell table:style-name="ce8">
                <text:p text:style-name="P2">usuarios_empresas</text:p>
              </table:table-cell>
            </table:table-row>
            <table:table-row table:style-name="ro2">
              <table:table-cell table:style-name="ce9">
                <text:p text:style-name="P2">id_usuario* (master)</text:p>
              </table:table-cell>
            </table:table-row>
            <table:table-row table:style-name="ro3">
              <table:table-cell table:style-name="ce8">
                <text:p text:style-name="P2">pw_name</text:p>
              </table:table-cell>
            </table:table-row>
            <table:table-row table:style-name="ro3">
              <table:table-cell table:style-name="ce9">
                <text:p text:style-name="P2">pw_passwd</text:p>
              </table:table-cell>
            </table:table-row>
            <table:table-row table:style-name="ro2">
              <table:table-cell table:style-name="ce8">
                <text:p text:style-name="P2">pw_uid</text:p>
              </table:table-cell>
            </table:table-row>
            <table:table-row table:style-name="ro2">
              <table:table-cell table:style-name="ce9">
                <text:p text:style-name="P2">pw_gid</text:p>
              </table:table-cell>
            </table:table-row>
            <table:table-row table:style-name="ro3">
              <table:table-cell table:style-name="ce8">
                <text:p text:style-name="P2">pw_gecos</text:p>
              </table:table-cell>
            </table:table-row>
            <table:table-row table:style-name="ro2">
              <table:table-cell table:style-name="ce9">
                <text:p text:style-name="P2">pw_dir</text:p>
              </table:table-cell>
            </table:table-row>
            <table:table-row table:style-name="ro2">
              <table:table-cell table:style-name="ce8">
                <text:p text:style-name="P2">pw_shell</text:p>
              </table:table-cell>
            </table:table-row>
            <table:table-row table:style-name="ro2">
              <table:table-cell table:style-name="ce9">
                <text:p text:style-name="P2">tipo_usuario (varios)</text:p>
              </table:table-cell>
            </table:table-row>
            <table:table-row table:style-name="ro3">
              <table:table-cell table:style-name="ce8">
                <text:p text:style-name="P2">pais</text:p>
              </table:table-cell>
            </table:table-row>
            <table:table-row table:style-name="ro3">
              <table:table-cell table:style-name="ce9">
                <text:p text:style-name="P2">dominio</text:p>
              </table:table-cell>
            </table:table-row>
            <table:table-row table:style-name="ro1">
              <table:table-cell table:style-name="ce8">
                <text:p text:style-name="P2">level (sistema catalogos)</text:p>
              </table:table-cell>
            </table:table-row>
            <table:table-row table:style-name="ro2">
              <table:table-cell table:style-name="ce9">
                <text:p text:style-name="P2">pw_activo (1 on) (0 off)</text:p>
              </table:table-cell>
            </table:table-row>
            <table:table-row table:style-name="ro2">
              <table:table-cell table:style-name="ce8">
                <text:p text:style-name="P2">pw_codigo_tributario</text:p>
              </table:table-cell>
            </table:table-row>
            <table:table-row table:style-name="ro3">
              <table:table-cell table:style-name="ce9">
                <text:p text:style-name="P2">pw_correo</text:p>
              </table:table-cell>
            </table:table-row>
            <table:table-row table:style-name="ro2">
              <table:table-cell table:style-name="ce8">
                <text:p text:style-name="P2">id_usuario_reg</text:p>
              </table:table-cell>
            </table:table-row>
            <table:table-row table:style-name="ro2">
              <table:table-cell table:style-name="ce9">
                <text:p text:style-name="P2">modificado</text:p>
              </table:table-cell>
            </table:table-row>
            <table:table-row table:style-name="ro13">
              <table:table-cell table:style-name="ce8">
                <text:p text:style-name="P2">locode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5" draw:id="id5" draw:layer="layout" svg:width="8.93cm" svg:height="5.867cm" svg:x="24.228cm" svg:y="37.548cm">
          <table:table table:template-name="default" table:use-first-row-styles="true" table:use-banding-rows-styles="true">
            <table:table-column table:style-name="co3"/>
            <table:table-row table:style-name="ro14">
              <table:table-cell table:style-name="ce10">
                <text:p text:style-name="P1"><text:span text:style-name="T1">MASTER</text:span></text:p>
              </table:table-cell>
            </table:table-row>
            <table:table-row table:style-name="ro15">
              <table:table-cell table:style-name="ce11">
                <text:p text:style-name="P2"><text:span text:style-name="T1">usuarios_paises</text:span></text:p>
              </table:table-cell>
            </table:table-row>
            <table:table-row table:style-name="ro15">
              <table:table-cell table:style-name="ce9">
                <text:p text:style-name="P2"><text:span text:style-name="T2">id_pais*</text:span></text:p>
              </table:table-cell>
            </table:table-row>
            <table:table-row table:style-name="ro15">
              <table:table-cell table:style-name="ce8">
                <text:p text:style-name="P2"><text:span text:style-name="T3">pais</text:span></text:p>
              </table:table-cell>
            </table:table-row>
            <table:table-row table:style-name="ro15">
              <table:table-cell table:style-name="ce9">
                <text:p text:style-name="P2"><text:span text:style-name="T4">nombre</text:span></text:p>
              </table:table-cell>
            </table:table-row>
            <table:table-row table:style-name="ro15">
              <table:table-cell table:style-name="ce8">
                <text:p text:style-name="P2">activo (t)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2" draw:text-style-name="P3" draw:layer="layout" draw:type="lines" svg:x1="24.228cm" svg:y1="40.481cm" svg:x2="6.914cm" svg:y2="39.541cm" draw:start-shape="id5" draw:end-shape="id3" draw:end-glue-point="2" svg:d="m24228 40481h-501l-16813-438v-502">
          <text:p/>
        </draw:connector>
        <draw:frame draw:style-name="standard" xml:id="id6" draw:id="id6" draw:layer="layout" svg:width="6.861cm" svg:height="8.786cm" svg:x="2.5cm" svg:y="71cm">
          <table:table table:template-name="default" table:use-first-row-styles="true" table:use-banding-rows-styles="true">
            <table:table-column table:style-name="co6"/>
            <table:table-row table:style-name="ro14">
              <table:table-cell table:style-name="ce10">
                <text:p text:style-name="P1"><text:span text:style-name="T1">MASTER</text:span></text:p>
              </table:table-cell>
            </table:table-row>
            <table:table-row table:style-name="ro15">
              <table:table-cell table:style-name="ce12">
                <text:p text:style-name="P2"><text:span text:style-name="T1">unlocode</text:span></text:p>
              </table:table-cell>
            </table:table-row>
            <table:table-row table:style-name="ro15">
              <table:table-cell table:style-name="ce8">
                <text:p text:style-name="P2"><text:span text:style-name="T2">unlocode_id*</text:span></text:p>
              </table:table-cell>
            </table:table-row>
            <table:table-row table:style-name="ro15">
              <table:table-cell table:style-name="ce12">
                <text:p text:style-name="P2">codigo</text:p>
              </table:table-cell>
            </table:table-row>
            <table:table-row table:style-name="ro15">
              <table:table-cell table:style-name="ce8">
                <text:p text:style-name="P2"><text:span text:style-name="T4">nombre</text:span></text:p>
              </table:table-cell>
            </table:table-row>
            <table:table-row table:style-name="ro15">
              <table:table-cell table:style-name="ce12">
                <text:p text:style-name="P2">iso_3166</text:p>
              </table:table-cell>
            </table:table-row>
            <table:table-row table:style-name="ro15">
              <table:table-cell table:style-name="ce8">
                <text:p text:style-name="P2">locode</text:p>
              </table:table-cell>
            </table:table-row>
            <table:table-row table:style-name="ro15">
              <table:table-cell table:style-name="ce12">
                <text:p text:style-name="P2"><text:span text:style-name="T3">pais</text:span></text:p>
              </table:table-cell>
            </table:table-row>
            <table:table-row table:style-name="ro15">
              <table:table-cell table:style-name="ce8">
                <text:p text:style-name="P2">depto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12" draw:id="id12" draw:layer="layout" svg:width="7.023cm" svg:height="6.835cm" svg:x="38.787cm" svg:y="29.388cm">
          <table:table table:template-name="default" table:use-first-row-styles="true" table:use-banding-rows-styles="true">
            <table:table-column table:style-name="co7"/>
            <table:table-row table:style-name="ro14">
              <table:table-cell table:style-name="ce13">
                <text:p text:style-name="P1"><text:span text:style-name="T1">MASTER</text:span></text:p>
              </table:table-cell>
            </table:table-row>
            <table:table-row table:style-name="ro15">
              <table:table-cell table:style-name="ce14">
                <text:p text:style-name="P2"><text:span text:style-name="T1">referencias_usuarios</text:span></text:p>
              </table:table-cell>
            </table:table-row>
            <table:table-row table:style-name="ro15">
              <table:table-cell table:style-name="ce15">
                <text:p text:style-name="P2"><text:span text:style-name="T2">id_nuevo* (master)</text:span></text:p>
              </table:table-cell>
            </table:table-row>
            <table:table-row table:style-name="ro15">
              <table:table-cell table:style-name="ce14">
                <text:p text:style-name="P2"><text:span text:style-name="T3">id_anterior (secuencia)</text:span></text:p>
              </table:table-cell>
            </table:table-row>
            <table:table-row table:style-name="ro15">
              <table:table-cell table:style-name="ce15">
                <text:p text:style-name="P2"><text:span text:style-name="T3">bd</text:span></text:p>
              </table:table-cell>
            </table:table-row>
            <table:table-row table:style-name="ro15">
              <table:table-cell table:style-name="ce14">
                <text:p text:style-name="P2"><text:span text:style-name="T3">dominio</text:span></text:p>
              </table:table-cell>
            </table:table-row>
            <table:table-row table:style-name="ro15">
              <table:table-cell table:style-name="ce16">
                <text:p text:style-name="P2">activo (t)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xml:id="id24" draw:id="id24" draw:layer="layout" svg:width="8.633cm" svg:height="13.658cm" svg:x="26.362cm" svg:y="20.502cm">
          <table:table table:template-name="default" table:use-first-row-styles="true" table:use-banding-rows-styles="true">
            <table:table-column table:style-name="co8"/>
            <table:table-row table:style-name="ro9">
              <table:table-cell table:style-name="ce10">
                <text:p text:style-name="P1"><text:span text:style-name="T1">MASTER</text:span></text:p>
              </table:table-cell>
            </table:table-row>
            <table:table-row table:style-name="ro9">
              <table:table-cell table:style-name="ce8">
                <text:p text:style-name="P2"><text:span text:style-name="T1">usuarios_empresas_db</text:span></text:p>
              </table:table-cell>
            </table:table-row>
            <table:table-row table:style-name="ro10">
              <table:table-cell table:style-name="ce9">
                <text:p text:style-name="P2"><text:span text:style-name="T2">id*</text:span></text:p>
              </table:table-cell>
            </table:table-row>
            <table:table-row table:style-name="ro10">
              <table:table-cell table:style-name="ce8">
                <text:p text:style-name="P2">server</text:p>
              </table:table-cell>
            </table:table-row>
            <table:table-row table:style-name="ro10">
              <table:table-cell table:style-name="ce9">
                <text:p text:style-name="P2">port</text:p>
              </table:table-cell>
            </table:table-row>
            <table:table-row table:style-name="ro10">
              <table:table-cell table:style-name="ce8">
                <text:p text:style-name="P2">userid</text:p>
              </table:table-cell>
            </table:table-row>
            <table:table-row table:style-name="ro10">
              <table:table-cell table:style-name="ce9">
                <text:p text:style-name="P2">password</text:p>
              </table:table-cell>
            </table:table-row>
            <table:table-row table:style-name="ro11">
              <table:table-cell table:style-name="ce8">
                <text:p text:style-name="P2"><text:span text:style-name="T3">database <text:s/>(bd) </text:span></text:p>
              </table:table-cell>
            </table:table-row>
            <table:table-row table:style-name="ro11">
              <table:table-cell table:style-name="ce9">
                <text:p text:style-name="P2"><text:span text:style-name="T3">pais</text:span></text:p>
              </table:table-cell>
            </table:table-row>
            <table:table-row table:style-name="ro10">
              <table:table-cell table:style-name="ce8">
                <text:p text:style-name="P2">nombre</text:p>
              </table:table-cell>
            </table:table-row>
            <table:table-row table:style-name="ro10">
              <table:table-cell table:style-name="ce9">
                <text:p text:style-name="P2">status (maritimo t) (conn '' )</text:p>
              </table:table-cell>
            </table:table-row>
            <table:table-row table:style-name="ro10">
              <table:table-cell table:style-name="ce17">
                <text:p text:style-name="P2">demo</text:p>
              </table:table-cell>
            </table:table-row>
            <table:table-row table:style-name="ro10">
              <table:table-cell table:style-name="ce18">
                <text:p text:style-name="P2">usado_en</text:p>
              </table:table-cell>
            </table:table-row>
            <table:table-row table:style-name="ro16">
              <table:table-cell table:style-name="ce8">
                <text:p text:style-name="P2">tipo 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2" draw:text-style-name="P3" draw:layer="layout" draw:type="lines" svg:x1="5.93cm" svg:y1="71cm" svg:x2="6.914cm" svg:y2="39.541cm" draw:start-shape="id6" draw:start-glue-point="0" draw:end-shape="id3" draw:end-glue-point="2" svg:d="m5930 71000v-501l984-30456v-502">
          <text:p/>
        </draw:connector>
        <draw:connector draw:style-name="gr3" draw:text-style-name="P3" draw:layer="layout" draw:type="lines" draw:line-skew="0cm -0.677cm" svg:x1="11.329cm" svg:y1="29.77cm" svg:x2="13.578cm" svg:y2="16.369cm" draw:start-shape="id3" draw:start-glue-point="1" draw:end-shape="id7" svg:d="m11329 29770h502l569-13401h1178">
          <text:p/>
        </draw:connector>
        <draw:frame draw:style-name="standard" xml:id="id7" draw:id="id7" draw:layer="layout" svg:width="7.597cm" svg:height="3.931cm" svg:x="13.578cm" svg:y="14.404cm">
          <table:table table:template-name="default" table:use-first-row-styles="true" table:use-banding-rows-styles="true">
            <table:table-column table:style-name="co9"/>
            <table:table-row table:style-name="ro14">
              <table:table-cell table:style-name="ce19">
                <text:p text:style-name="P1"><text:span text:style-name="T1">MASTER SEGUROS</text:span></text:p>
              </table:table-cell>
            </table:table-row>
            <table:table-row table:style-name="ro15">
              <table:table-cell table:style-name="ce20">
                <text:p text:style-name="P2"><text:span text:style-name="T1">detalle_tipos_usuario</text:span></text:p>
              </table:table-cell>
            </table:table-row>
            <table:table-row table:style-name="ro15">
              <table:table-cell table:style-name="ce21">
                <text:p text:style-name="P2"><text:span text:style-name="T2">id_usuario* (master)</text:span></text:p>
              </table:table-cell>
            </table:table-row>
            <table:table-row table:style-name="ro15">
              <table:table-cell table:style-name="ce22">
                <text:p text:style-name="P2">id_tipo_usuario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xml:id="id8" draw:id="id8" draw:layer="layout" svg:width="7.847cm" svg:height="16.589cm" svg:x="33cm" svg:y="2cm">
          <table:table table:template-name="default" table:use-first-row-styles="true" table:use-banding-rows-styles="true">
            <table:table-column table:style-name="co1"/>
            <table:table-row table:style-name="ro17">
              <table:table-cell table:style-name="ce23">
                <text:p text:style-name="P1"><text:span text:style-name="T1">TRAFICO AEREO </text:span></text:p>
              </table:table-cell>
            </table:table-row>
            <table:table-row table:style-name="ro17">
              <table:table-cell table:style-name="ce24">
                <text:p text:style-name="P2"><text:span text:style-name="T1">Operators</text:span></text:p>
              </table:table-cell>
            </table:table-row>
            <table:table-row table:style-name="ro2">
              <table:table-cell table:style-name="ce25">
                <text:p text:style-name="P2"><text:span text:style-name="T2">OperatorID*. (master)</text:span></text:p>
              </table:table-cell>
            </table:table-row>
            <table:table-row table:style-name="ro3">
              <table:table-cell table:style-name="ce24">
                <text:p text:style-name="P2"><text:span text:style-name="T3">Login</text:span></text:p>
              </table:table-cell>
            </table:table-row>
            <table:table-row table:style-name="ro3">
              <table:table-cell table:style-name="ce26">
                <text:p text:style-name="P2"><text:span text:style-name="T3">FirstName</text:span></text:p>
              </table:table-cell>
            </table:table-row>
            <table:table-row table:style-name="ro3">
              <table:table-cell table:style-name="ce24">
                <text:p text:style-name="P2"><text:span text:style-name="T3">LastName</text:span></text:p>
              </table:table-cell>
            </table:table-row>
            <table:table-row table:style-name="ro3">
              <table:table-cell table:style-name="ce27">
                <text:p text:style-name="P2"><text:span text:style-name="T3">Email</text:span></text:p>
              </table:table-cell>
            </table:table-row>
            <table:table-row table:style-name="ro2">
              <table:table-cell table:style-name="ce24">
                <text:p text:style-name="P2">Phone</text:p>
              </table:table-cell>
            </table:table-row>
            <table:table-row table:style-name="ro2">
              <table:table-cell table:style-name="ce26">
                <text:p text:style-name="P2">Position</text:p>
              </table:table-cell>
            </table:table-row>
            <table:table-row table:style-name="ro2">
              <table:table-cell table:style-name="ce24">
                <text:p text:style-name="P2">OperatorLevel</text:p>
              </table:table-cell>
            </table:table-row>
            <table:table-row table:style-name="ro2">
              <table:table-cell table:style-name="ce26">
                <text:p text:style-name="P2">Active (1 on) (0 off)</text:p>
              </table:table-cell>
            </table:table-row>
            <table:table-row table:style-name="ro2">
              <table:table-cell table:style-name="ce24">
                <text:p text:style-name="P2">CreatedDate</text:p>
              </table:table-cell>
            </table:table-row>
            <table:table-row table:style-name="ro2">
              <table:table-cell table:style-name="ce26">
                <text:p text:style-name="P2">CreatedTime</text:p>
              </table:table-cell>
            </table:table-row>
            <table:table-row table:style-name="ro2">
              <table:table-cell table:style-name="ce24">
                <text:p text:style-name="P2">StartTime</text:p>
              </table:table-cell>
            </table:table-row>
            <table:table-row table:style-name="ro2">
              <table:table-cell table:style-name="ce26">
                <text:p text:style-name="P2">FinishTime</text:p>
              </table:table-cell>
            </table:table-row>
            <table:table-row table:style-name="ro3">
              <table:table-cell table:style-name="ce24">
                <text:p text:style-name="P2"><text:span text:style-name="T3">Countries</text:span></text:p>
              </table:table-cell>
            </table:table-row>
            <table:table-row table:style-name="ro18">
              <table:table-cell table:style-name="ce26">
                <text:p text:style-name="P2">Sign</text:p>
              </table:table-cell>
            </table:table-row>
          </table:table>
          <draw:image xlink:href="Pictures/TablePreview11.svm" xlink:type="simple" xlink:show="embed" xlink:actuate="onLoad"/>
        </draw:frame>
        <draw:connector draw:style-name="gr4" draw:text-style-name="P3" draw:layer="layout" draw:type="lines" draw:line-skew="0cm -0.407cm" svg:x1="11.329cm" svg:y1="29.77cm" svg:x2="33cm" svg:y2="10.294cm" draw:start-shape="id3" draw:start-glue-point="1" draw:end-shape="id8" draw:end-glue-point="3" svg:d="m11329 29770h502l20261-19476h908">
          <text:p/>
        </draw:connector>
        <draw:frame draw:style-name="standard" xml:id="id9" draw:id="id9" draw:layer="layout" svg:width="7.847cm" svg:height="16.589cm" svg:x="42cm" svg:y="2cm">
          <table:table table:template-name="default" table:use-first-row-styles="true" table:use-banding-rows-styles="true">
            <table:table-column table:style-name="co1"/>
            <table:table-row table:style-name="ro17">
              <table:table-cell table:style-name="ce23">
                <text:p text:style-name="P1"><text:span text:style-name="T1">TRAFICO TERRESTRE </text:span></text:p>
              </table:table-cell>
            </table:table-row>
            <table:table-row table:style-name="ro17">
              <table:table-cell table:style-name="ce24">
                <text:p text:style-name="P2"><text:span text:style-name="T1">Operators</text:span></text:p>
              </table:table-cell>
            </table:table-row>
            <table:table-row table:style-name="ro2">
              <table:table-cell table:style-name="ce26">
                <text:p text:style-name="P2"><text:span text:style-name="T2">OperatorID* (master)</text:span></text:p>
              </table:table-cell>
            </table:table-row>
            <table:table-row table:style-name="ro3">
              <table:table-cell table:style-name="ce24">
                <text:p text:style-name="P2"><text:span text:style-name="T3">Loginv</text:span></text:p>
              </table:table-cell>
            </table:table-row>
            <table:table-row table:style-name="ro3">
              <table:table-cell table:style-name="ce26">
                <text:p text:style-name="P2"><text:span text:style-name="T3">FirstName</text:span></text:p>
              </table:table-cell>
            </table:table-row>
            <table:table-row table:style-name="ro3">
              <table:table-cell table:style-name="ce24">
                <text:p text:style-name="P2"><text:span text:style-name="T3">LastName</text:span></text:p>
              </table:table-cell>
            </table:table-row>
            <table:table-row table:style-name="ro3">
              <table:table-cell table:style-name="ce26">
                <text:p text:style-name="P2"><text:span text:style-name="T3">Email</text:span></text:p>
              </table:table-cell>
            </table:table-row>
            <table:table-row table:style-name="ro2">
              <table:table-cell table:style-name="ce24">
                <text:p text:style-name="P2">Phone</text:p>
              </table:table-cell>
            </table:table-row>
            <table:table-row table:style-name="ro2">
              <table:table-cell table:style-name="ce26">
                <text:p text:style-name="P2">Position</text:p>
              </table:table-cell>
            </table:table-row>
            <table:table-row table:style-name="ro2">
              <table:table-cell table:style-name="ce24">
                <text:p text:style-name="P2">OperatorLevel</text:p>
              </table:table-cell>
            </table:table-row>
            <table:table-row table:style-name="ro2">
              <table:table-cell table:style-name="ce26">
                <text:p text:style-name="P2">Active (1 on) (0 off)</text:p>
              </table:table-cell>
            </table:table-row>
            <table:table-row table:style-name="ro2">
              <table:table-cell table:style-name="ce24">
                <text:p text:style-name="P2">CreatedDate</text:p>
              </table:table-cell>
            </table:table-row>
            <table:table-row table:style-name="ro2">
              <table:table-cell table:style-name="ce26">
                <text:p text:style-name="P2">CreatedTime</text:p>
              </table:table-cell>
            </table:table-row>
            <table:table-row table:style-name="ro2">
              <table:table-cell table:style-name="ce24">
                <text:p text:style-name="P2">StartTime</text:p>
              </table:table-cell>
            </table:table-row>
            <table:table-row table:style-name="ro2">
              <table:table-cell table:style-name="ce26">
                <text:p text:style-name="P2">FinishTime</text:p>
              </table:table-cell>
            </table:table-row>
            <table:table-row table:style-name="ro3">
              <table:table-cell table:style-name="ce24">
                <text:p text:style-name="P2"><text:span text:style-name="T3">Countries</text:span></text:p>
              </table:table-cell>
            </table:table-row>
            <table:table-row table:style-name="ro18">
              <table:table-cell table:style-name="ce26">
                <text:p text:style-name="P2">Sign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xml:id="id11" draw:id="id11" draw:layer="layout" svg:width="9.592cm" svg:height="11.707cm" svg:x="47.697cm" svg:y="20.185cm">
          <table:table table:template-name="default" table:use-first-row-styles="true" table:use-banding-rows-styles="true">
            <table:table-column table:style-name="co10"/>
            <table:table-row table:style-name="ro1">
              <table:table-cell table:style-name="ce23">
                <text:p text:style-name="P1"><text:span text:style-name="T1">TRAFICO MARITIMO </text:span><text:span text:style-name="T5">ventas_</text:span></text:p>
              </table:table-cell>
            </table:table-row>
            <table:table-row table:style-name="ro1">
              <table:table-cell table:style-name="ce24">
                <text:p text:style-name="P2"><text:span text:style-name="T1">users</text:span></text:p>
              </table:table-cell>
            </table:table-row>
            <table:table-row table:style-name="ro10">
              <table:table-cell table:style-name="ce28">
                <text:p text:style-name="P2"><text:span text:style-name="T5">user_id* (id_anterior)</text:span></text:p>
              </table:table-cell>
            </table:table-row>
            <table:table-row table:style-name="ro11">
              <table:table-cell table:style-name="ce24">
                <text:p text:style-name="P2"><text:span text:style-name="T3">login_name</text:span></text:p>
              </table:table-cell>
            </table:table-row>
            <table:table-row table:style-name="ro11">
              <table:table-cell table:style-name="ce26">
                <text:p text:style-name="P2"><text:span text:style-name="T3">user_name</text:span></text:p>
              </table:table-cell>
            </table:table-row>
            <table:table-row table:style-name="ro10">
              <table:table-cell table:style-name="ce24">
                <text:p text:style-name="P2">password</text:p>
              </table:table-cell>
            </table:table-row>
            <table:table-row table:style-name="ro11">
              <table:table-cell table:style-name="ce26">
                <text:p text:style-name="P2"><text:span text:style-name="T3">grupo</text:span></text:p>
              </table:table-cell>
            </table:table-row>
            <table:table-row table:style-name="ro10">
              <table:table-cell table:style-name="ce24">
                <text:p text:style-name="P2">activo (t)</text:p>
              </table:table-cell>
            </table:table-row>
            <table:table-row table:style-name="ro10">
              <table:table-cell table:style-name="ce26">
                <text:p text:style-name="P2">ext</text:p>
              </table:table-cell>
            </table:table-row>
            <table:table-row table:style-name="ro10">
              <table:table-cell table:style-name="ce24">
                <text:p text:style-name="P2">celular</text:p>
              </table:table-cell>
            </table:table-row>
            <table:table-row table:style-name="ro11">
              <table:table-cell table:style-name="ce26">
                <text:p text:style-name="P2"><text:span text:style-name="T3">email</text:span></text:p>
              </table:table-cell>
            </table:table-row>
            <table:table-row table:style-name="ro19">
              <table:table-cell table:style-name="ce24">
                <text:p text:style-name="P2">puesto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xml:id="id10" draw:id="id10" draw:layer="layout" svg:width="8.93cm" svg:height="6.845cm" svg:x="48.109cm" svg:y="34.225cm">
          <table:table table:template-name="default" table:use-first-row-styles="true" table:use-banding-rows-styles="true">
            <table:table-column table:style-name="co3"/>
            <table:table-row table:style-name="ro14">
              <table:table-cell table:style-name="ce23">
                <text:p text:style-name="P1"><text:span text:style-name="T1">TRAFICO MARITIMO</text:span></text:p>
              </table:table-cell>
            </table:table-row>
            <table:table-row table:style-name="ro15">
              <table:table-cell table:style-name="ce24">
                <text:p text:style-name="P2"><text:span text:style-name="T1">groups</text:span></text:p>
              </table:table-cell>
            </table:table-row>
            <table:table-row table:style-name="ro15">
              <table:table-cell table:style-name="ce26">
                <text:p text:style-name="P2"><text:span text:style-name="T2">group_id</text:span></text:p>
              </table:table-cell>
            </table:table-row>
            <table:table-row table:style-name="ro15">
              <table:table-cell table:style-name="ce24">
                <text:p text:style-name="P2"><text:span text:style-name="T4">name</text:span></text:p>
              </table:table-cell>
            </table:table-row>
            <table:table-row table:style-name="ro15">
              <table:table-cell table:style-name="ce26">
                <text:p text:style-name="P2">real_group</text:p>
              </table:table-cell>
            </table:table-row>
            <table:table-row table:style-name="ro15">
              <table:table-cell table:style-name="ce24">
                <text:p text:style-name="P2">descripcion</text:p>
              </table:table-cell>
            </table:table-row>
            <table:table-row table:style-name="ro15">
              <table:table-cell table:style-name="ce26">
                <text:p text:style-name="P2">activo (t)</text:p>
              </table:table-cell>
            </table:table-row>
          </table:table>
          <draw:image xlink:href="Pictures/TablePreview14.svm" xlink:type="simple" xlink:show="embed" xlink:actuate="onLoad"/>
        </draw:frame>
        <draw:connector draw:style-name="gr4" draw:text-style-name="P3" draw:layer="layout" draw:type="lines" draw:line-skew="0.84cm" svg:x1="33.158cm" svg:y1="40.481cm" svg:x2="36.923cm" svg:y2="18.589cm" draw:start-shape="id5" draw:end-shape="id8" draw:end-glue-point="2" svg:d="m33158 40481h1342l2423-21390v-502">
          <text:p/>
        </draw:connector>
        <draw:connector draw:style-name="gr4" draw:text-style-name="P3" draw:layer="layout" draw:type="lines" draw:line-skew="0.84cm" svg:x1="33.158cm" svg:y1="40.481cm" svg:x2="45.923cm" svg:y2="18.589cm" draw:start-shape="id5" draw:start-glue-point="1" draw:end-shape="id9" svg:d="m33158 40481h1342l11423-21390v-502">
          <text:p/>
        </draw:connector>
        <draw:connector draw:style-name="gr4" draw:text-style-name="P3" draw:layer="layout" draw:type="lines" svg:x1="52.574cm" svg:y1="34.225cm" svg:x2="52.493cm" svg:y2="31.893cm" draw:start-shape="id10" draw:end-shape="id11" draw:end-glue-point="2" svg:d="m52574 34225v-501l-81-1329v-502">
          <text:p/>
        </draw:connector>
        <draw:connector draw:style-name="gr4" draw:text-style-name="P3" draw:layer="layout" draw:type="lines" draw:line-skew="0cm -0.252cm" svg:x1="11.329cm" svg:y1="29.77cm" svg:x2="42cm" svg:y2="10.294cm" draw:start-shape="id3" draw:start-glue-point="1" draw:end-shape="id9" draw:end-glue-point="3" svg:d="m11329 29770h502l29416-19476h753">
          <text:p/>
        </draw:connector>
        <draw:connector draw:style-name="gr4" draw:text-style-name="P3" draw:layer="layout" draw:type="lines" draw:line-skew="-13.436cm" svg:x1="38.787cm" svg:y1="32.805cm" svg:x2="11.329cm" svg:y2="29.77cm" draw:start-shape="id12" draw:start-glue-point="3" draw:end-shape="id3" draw:end-glue-point="1" svg:d="m38787 32805h-13937l-13019-3035h-502">
          <text:p/>
        </draw:connector>
        <draw:connector draw:style-name="gr4" draw:text-style-name="P3" draw:layer="layout" draw:type="lines" svg:x1="45.81cm" svg:y1="32.805cm" svg:x2="47.697cm" svg:y2="26.038cm" draw:start-shape="id12" draw:end-shape="id11" draw:end-glue-point="3" svg:d="m45810 32805h502l884-6767h501">
          <text:p/>
        </draw:connector>
        <draw:frame draw:style-name="standard" xml:id="id14" draw:id="id14" draw:layer="layout" svg:width="9.474cm" svg:height="16.292cm" svg:x="35.483cm" svg:y="40.098cm">
          <table:table table:template-name="default" table:use-first-row-styles="true" table:use-banding-rows-styles="true">
            <table:table-column table:style-name="co11"/>
            <table:table-row table:style-name="ro20">
              <table:table-cell table:style-name="ce29">
                <text:p text:style-name="P1"><text:span text:style-name="T1">WMS</text:span></text:p>
              </table:table-cell>
            </table:table-row>
            <table:table-row table:style-name="ro20">
              <table:table-cell table:style-name="ce30">
                <text:p text:style-name="P2"><text:span text:style-name="T1">DEF_USERS</text:span></text:p>
              </table:table-cell>
            </table:table-row>
            <table:table-row table:style-name="ro21">
              <table:table-cell table:style-name="ce31">
                <text:p text:style-name="P2"><text:span text:style-name="T2">COD_USER* (pw_name)</text:span></text:p>
              </table:table-cell>
            </table:table-row>
            <table:table-row table:style-name="ro22">
              <table:table-cell table:style-name="ce30">
                <text:p text:style-name="P2"><text:span text:style-name="T3">FIRSTNAME</text:span></text:p>
              </table:table-cell>
            </table:table-row>
            <table:table-row table:style-name="ro22">
              <table:table-cell table:style-name="ce31">
                <text:p text:style-name="P2"><text:span text:style-name="T3">LASTNAME</text:span></text:p>
              </table:table-cell>
            </table:table-row>
            <table:table-row table:style-name="ro22">
              <table:table-cell table:style-name="ce30">
                <text:p text:style-name="P2"><text:span text:style-name="T3">COD_GROUP</text:span></text:p>
              </table:table-cell>
            </table:table-row>
            <table:table-row table:style-name="ro22">
              <table:table-cell table:style-name="ce31">
                <text:p text:style-name="P2"><text:span text:style-name="T3">PASSWORD (plain)</text:span></text:p>
              </table:table-cell>
            </table:table-row>
            <table:table-row table:style-name="ro21">
              <table:table-cell table:style-name="ce30">
                <text:p text:style-name="P2">STATUS (1 on)(2 off)</text:p>
              </table:table-cell>
            </table:table-row>
            <table:table-row table:style-name="ro21">
              <table:table-cell table:style-name="ce31">
                <text:p text:style-name="P2">PASSWORD_EXPIRES</text:p>
              </table:table-cell>
            </table:table-row>
            <table:table-row table:style-name="ro21">
              <table:table-cell table:style-name="ce30">
                <text:p text:style-name="P2">CHANGE_PASSWORD</text:p>
              </table:table-cell>
            </table:table-row>
            <table:table-row table:style-name="ro21">
              <table:table-cell table:style-name="ce31">
                <text:p text:style-name="P2">PASSWORD_DATE</text:p>
              </table:table-cell>
            </table:table-row>
            <table:table-row table:style-name="ro21">
              <table:table-cell table:style-name="ce30">
                <text:p text:style-name="P2">ID_CARD</text:p>
              </table:table-cell>
            </table:table-row>
            <table:table-row table:style-name="ro21">
              <table:table-cell table:style-name="ce31">
                <text:p text:style-name="P2">BLOOD_TYPE</text:p>
              </table:table-cell>
            </table:table-row>
            <table:table-row table:style-name="ro21">
              <table:table-cell table:style-name="ce30">
                <text:p text:style-name="P2">COMMENTSn</text:p>
              </table:table-cell>
            </table:table-row>
            <table:table-row table:style-name="ro22">
              <table:table-cell table:style-name="ce31">
                <text:p text:style-name="P2"><text:span text:style-name="T3">USER_TYPE</text:span></text:p>
              </table:table-cell>
            </table:table-row>
            <table:table-row table:style-name="ro23">
              <table:table-cell table:style-name="ce30">
                <text:p text:style-name="P2">EXTERNAL_USER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xml:id="id13" draw:id="id13" draw:layer="layout" svg:width="10.102cm" svg:height="4.656cm" svg:x="46.376cm" svg:y="42.63cm">
          <table:table table:template-name="default" table:use-first-row-styles="true" table:use-banding-rows-styles="true">
            <table:table-column table:style-name="co12"/>
            <table:table-row table:style-name="ro24">
              <table:table-cell table:style-name="ce29">
                <text:p text:style-name="P1"><text:span text:style-name="T1">WMS</text:span></text:p>
              </table:table-cell>
            </table:table-row>
            <table:table-row table:style-name="ro24">
              <table:table-cell table:style-name="ce30">
                <text:p text:style-name="P2"><text:span text:style-name="T1">DEF_USERS_WAREHOUSES</text:span></text:p>
              </table:table-cell>
            </table:table-row>
            <table:table-row table:style-name="ro25">
              <table:table-cell table:style-name="ce31">
                <text:p text:style-name="P2"><text:span text:style-name="T2">COD_USER*</text:span></text:p>
              </table:table-cell>
            </table:table-row>
            <table:table-row table:style-name="ro26">
              <table:table-cell table:style-name="ce32">
                <text:p text:style-name="P2"><text:span text:style-name="T3">COD_WAREHOUSE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xml:id="id15" draw:id="id15" draw:layer="layout" svg:width="8.396cm" svg:height="5.872cm" svg:x="47.216cm" svg:y="49.157cm">
          <table:table table:template-name="default" table:use-first-row-styles="true" table:use-banding-rows-styles="true">
            <table:table-column table:style-name="co13"/>
            <table:table-row table:style-name="ro14">
              <table:table-cell table:style-name="ce29">
                <text:p text:style-name="P1"><text:span text:style-name="T1">WMS</text:span></text:p>
              </table:table-cell>
            </table:table-row>
            <table:table-row table:style-name="ro15">
              <table:table-cell table:style-name="ce30">
                <text:p text:style-name="P2"><text:span text:style-name="T1">DEF_WAREHOUSES</text:span></text:p>
              </table:table-cell>
            </table:table-row>
            <table:table-row table:style-name="ro15">
              <table:table-cell table:style-name="ce31">
                <text:p text:style-name="P2"><text:span text:style-name="T2">COD_WAREHOUSE*</text:span></text:p>
              </table:table-cell>
            </table:table-row>
            <table:table-row table:style-name="ro15">
              <table:table-cell table:style-name="ce30">
                <text:p text:style-name="P2"><text:span text:style-name="T4">DESCRIPTION</text:span></text:p>
              </table:table-cell>
            </table:table-row>
            <table:table-row table:style-name="ro15">
              <table:table-cell table:style-name="ce31">
                <text:p text:style-name="P2">COD_DISTRIBUTION</text:p>
              </table:table-cell>
            </table:table-row>
            <table:table-row table:style-name="ro15">
              <table:table-cell table:style-name="ce30">
                <text:p text:style-name="P2">WAREHOUSE_TYPE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xml:id="id16" draw:id="id16" draw:layer="layout" svg:width="7.364cm" svg:height="3.926cm" svg:x="47.904cm" svg:y="56.714cm">
          <table:table table:template-name="default" table:use-first-row-styles="true" table:use-banding-rows-styles="true">
            <table:table-column table:style-name="co14"/>
            <table:table-row table:style-name="ro14">
              <table:table-cell table:style-name="ce29">
                <text:p text:style-name="P1"><text:span text:style-name="T1">WMS</text:span></text:p>
              </table:table-cell>
            </table:table-row>
            <table:table-row table:style-name="ro15">
              <table:table-cell table:style-name="ce30">
                <text:p text:style-name="P2"><text:span text:style-name="T1">DEF_GROUPS</text:span></text:p>
              </table:table-cell>
            </table:table-row>
            <table:table-row table:style-name="ro15">
              <table:table-cell table:style-name="ce31">
                <text:p text:style-name="P2"><text:span text:style-name="T2">COD_GROUP*</text:span></text:p>
              </table:table-cell>
            </table:table-row>
            <table:table-row table:style-name="ro15">
              <table:table-cell table:style-name="ce30">
                <text:p text:style-name="P2"><text:span text:style-name="T4">DESCRIPTION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xml:id="id17" draw:id="id17" draw:layer="layout" svg:width="11.509cm" svg:height="8.786cm" svg:x="46.153cm" svg:y="62.175cm">
          <table:table table:template-name="default" table:use-first-row-styles="true" table:use-banding-rows-styles="true">
            <table:table-column table:style-name="co15"/>
            <table:table-row table:style-name="ro14">
              <table:table-cell table:style-name="ce33">
                <text:p text:style-name="P1"><text:span text:style-name="T1">WMS</text:span></text:p>
              </table:table-cell>
            </table:table-row>
            <table:table-row table:style-name="ro15">
              <table:table-cell table:style-name="ce34">
                <text:p text:style-name="P2"><text:span text:style-name="T1">DEF_DOMAINS</text:span></text:p>
              </table:table-cell>
            </table:table-row>
            <table:table-row table:style-name="ro15">
              <table:table-cell table:style-name="ce35">
                <text:p text:style-name="P2"><text:span text:style-name="T2">DOMAIN*</text:span></text:p>
              </table:table-cell>
            </table:table-row>
            <table:table-row table:style-name="ro15">
              <table:table-cell table:style-name="ce34">
                <text:p text:style-name="P2"><text:span text:style-name="T3">DOMAINVALUE (USER TYPE)</text:span></text:p>
              </table:table-cell>
            </table:table-row>
            <table:table-row table:style-name="ro15">
              <table:table-cell table:style-name="ce35">
                <text:p text:style-name="P2"><text:span text:style-name="T4">MEANING</text:span></text:p>
              </table:table-cell>
            </table:table-row>
            <table:table-row table:style-name="ro15">
              <table:table-cell table:style-name="ce34">
                <text:p text:style-name="P2">DESCRIPTION</text:p>
              </table:table-cell>
            </table:table-row>
            <table:table-row table:style-name="ro15">
              <table:table-cell table:style-name="ce35">
                <text:p text:style-name="P2">MPC01</text:p>
              </table:table-cell>
            </table:table-row>
            <table:table-row table:style-name="ro15">
              <table:table-cell table:style-name="ce34">
                <text:p text:style-name="P2">MPC02</text:p>
              </table:table-cell>
            </table:table-row>
            <table:table-row table:style-name="ro15">
              <table:table-cell table:style-name="ce36">
                <text:p text:style-name="P2">MPC03</text:p>
              </table:table-cell>
            </table:table-row>
          </table:table>
          <draw:image xlink:href="Pictures/TablePreview19.svm" xlink:type="simple" xlink:show="embed" xlink:actuate="onLoad"/>
        </draw:frame>
        <draw:connector draw:style-name="gr5" draw:text-style-name="P3" draw:layer="layout" draw:type="lines" svg:x1="46.376cm" svg:y1="44.958cm" svg:x2="44.957cm" svg:y2="48.244cm" draw:start-shape="id13" draw:end-shape="id14" svg:d="m46376 44958h-501l-416 3286h-502">
          <text:p/>
        </draw:connector>
        <draw:connector draw:style-name="gr5" draw:text-style-name="P3" draw:layer="layout" draw:type="lines" svg:x1="51.414cm" svg:y1="49.157cm" svg:x2="51.427cm" svg:y2="47.286cm" draw:start-shape="id15" draw:start-glue-point="0" draw:end-shape="id13" draw:end-glue-point="2" svg:d="m51414 49157v-501l13-868v-502">
          <text:p/>
        </draw:connector>
        <draw:connector draw:style-name="gr5" draw:text-style-name="P3" draw:layer="layout" draw:type="lines" svg:x1="47.904cm" svg:y1="58.677cm" svg:x2="44.957cm" svg:y2="48.244cm" draw:start-shape="id16" draw:start-glue-point="3" draw:end-shape="id14" draw:end-glue-point="1" svg:d="m47904 58677h-501l-1944-10433h-502">
          <text:p/>
        </draw:connector>
        <draw:connector draw:style-name="gr5" draw:text-style-name="P3" draw:layer="layout" draw:type="lines" svg:x1="46.153cm" svg:y1="66.568cm" svg:x2="44.957cm" svg:y2="48.244cm" draw:start-shape="id17" draw:start-glue-point="3" draw:end-shape="id14" draw:end-glue-point="1" svg:d="m46153 66568h-501l-193-18324h-502">
          <text:p/>
        </draw:connector>
        <draw:connector draw:style-name="gr5" draw:text-style-name="P3" draw:layer="layout" draw:type="lines" svg:x1="11.329cm" svg:y1="29.77cm" svg:x2="40.22cm" svg:y2="40.098cm" draw:start-shape="id3" draw:start-glue-point="1" draw:end-shape="id14" svg:d="m11329 29770h502l28389 9827v501">
          <text:p/>
        </draw:connector>
        <draw:frame draw:style-name="standard" xml:id="id19" draw:id="id19" draw:layer="layout" svg:width="9.958cm" svg:height="27.324cm" svg:x="20cm" svg:y="54cm">
          <table:table table:template-name="default" table:use-first-row-styles="true" table:use-banding-rows-styles="true">
            <table:table-column table:style-name="co16"/>
            <table:table-row table:style-name="ro27">
              <table:table-cell table:style-name="ce37">
                <text:p text:style-name="P1"><text:span text:style-name="T1">CUSTOMER</text:span></text:p>
              </table:table-cell>
            </table:table-row>
            <table:table-row table:style-name="ro1">
              <table:table-cell table:style-name="ce38">
                <text:p text:style-name="P2"><text:span text:style-name="T1">usuarios</text:span></text:p>
              </table:table-cell>
            </table:table-row>
            <table:table-row table:style-name="ro2">
              <table:table-cell table:style-name="ce39">
                <text:p text:style-name="P2"><text:span text:style-name="T2">numero*</text:span></text:p>
              </table:table-cell>
            </table:table-row>
            <table:table-row table:style-name="ro2">
              <table:table-cell table:style-name="ce38">
                <text:p text:style-name="P2"><text:span text:style-name="T3">id_usuario_empresa (master)</text:span></text:p>
              </table:table-cell>
            </table:table-row>
            <table:table-row table:style-name="ro2">
              <table:table-cell table:style-name="ce39">
                <text:p text:style-name="P2"><text:span text:style-name="T3">nombre</text:span></text:p>
              </table:table-cell>
            </table:table-row>
            <table:table-row table:style-name="ro2">
              <table:table-cell table:style-name="ce38">
                <text:p text:style-name="P2"><text:span text:style-name="T3">nombrefull</text:span></text:p>
              </table:table-cell>
            </table:table-row>
            <table:table-row table:style-name="ro2">
              <table:table-cell table:style-name="ce39">
                <text:p text:style-name="P2"><text:span text:style-name="T3">id_pais</text:span></text:p>
              </table:table-cell>
            </table:table-row>
            <table:table-row table:style-name="ro2">
              <table:table-cell table:style-name="ce38">
                <text:p text:style-name="P2"><text:span text:style-name="T3">email (dominio)</text:span></text:p>
              </table:table-cell>
            </table:table-row>
            <table:table-row table:style-name="ro2">
              <table:table-cell table:style-name="ce39">
                <text:p text:style-name="P2"><text:span text:style-name="T3">psw</text:span></text:p>
              </table:table-cell>
            </table:table-row>
            <table:table-row table:style-name="ro2">
              <table:table-cell table:style-name="ce38">
                <text:p text:style-name="P2"><text:span text:style-name="T3">locode (pais + locode)</text:span></text:p>
              </table:table-cell>
            </table:table-row>
            <table:table-row table:style-name="ro2">
              <table:table-cell table:style-name="ce39">
                <text:p text:style-name="P2">puesto</text:p>
              </table:table-cell>
            </table:table-row>
            <table:table-row table:style-name="ro2">
              <table:table-cell table:style-name="ce38">
                <text:p text:style-name="P2">direccion_ip</text:p>
              </table:table-cell>
            </table:table-row>
            <table:table-row table:style-name="ro2">
              <table:table-cell table:style-name="ce39">
                <text:p text:style-name="P2">acceso_aduana (1 on) (0 off)</text:p>
              </table:table-cell>
            </table:table-row>
            <table:table-row table:style-name="ro2">
              <table:table-cell table:style-name="ce38">
                <text:p text:style-name="P2">nivel_dua</text:p>
              </table:table-cell>
            </table:table-row>
            <table:table-row table:style-name="ro2">
              <table:table-cell table:style-name="ce39">
                <text:p text:style-name="P2"><text:span text:style-name="T3">id_empresa</text:span></text:p>
              </table:table-cell>
            </table:table-row>
            <table:table-row table:style-name="ro2">
              <table:table-cell table:style-name="ce38">
                <text:p text:style-name="P2">acceso_apl (1 on) (0 off)</text:p>
              </table:table-cell>
            </table:table-row>
            <table:table-row table:style-name="ro2">
              <table:table-cell table:style-name="ce39">
                <text:p text:style-name="P2">nivel_bit_apl</text:p>
              </table:table-cell>
            </table:table-row>
            <table:table-row table:style-name="ro2">
              <table:table-cell table:style-name="ce38">
                <text:p text:style-name="P2">acceso_maritimo (1 on) (0 off)</text:p>
              </table:table-cell>
            </table:table-row>
            <table:table-row table:style-name="ro2">
              <table:table-cell table:style-name="ce39">
                <text:p text:style-name="P2">permisos</text:p>
              </table:table-cell>
            </table:table-row>
            <table:table-row table:style-name="ro2">
              <table:table-cell table:style-name="ce40"/>
            </table:table-row>
            <table:table-row table:style-name="ro2">
              <table:table-cell table:style-name="ce39">
                <text:p text:style-name="P2">Activo (0 on) (1 off)</text:p>
              </table:table-cell>
            </table:table-row>
            <table:table-row table:style-name="ro2">
              <table:table-cell table:style-name="ce38">
                <text:p text:style-name="P2">dt_readonly (0)</text:p>
              </table:table-cell>
            </table:table-row>
            <table:table-row table:style-name="ro2">
              <table:table-cell table:style-name="ce39">
                <text:p text:style-name="P2">fecha_ingreso</text:p>
              </table:table-cell>
            </table:table-row>
            <table:table-row table:style-name="ro2">
              <table:table-cell table:style-name="ce38">
                <text:p text:style-name="P2">user_input</text:p>
              </table:table-cell>
            </table:table-row>
            <table:table-row table:style-name="ro2">
              <table:table-cell table:style-name="ce39">
                <text:p text:style-name="P2">fecha_desactiva</text:p>
              </table:table-cell>
            </table:table-row>
            <table:table-row table:style-name="ro2">
              <table:table-cell table:style-name="ce38">
                <text:p text:style-name="P2">user_desactiva</text:p>
              </table:table-cell>
            </table:table-row>
            <table:table-row table:style-name="ro2">
              <table:table-cell table:style-name="ce39">
                <text:p text:style-name="P2"><text:span text:style-name="T2">user_modifica</text:span></text:p>
              </table:table-cell>
            </table:table-row>
            <table:table-row table:style-name="ro28">
              <table:table-cell table:style-name="ce38">
                <text:p text:style-name="P2">Nivel (6)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xml:id="id18" draw:id="id18" draw:layer="layout" svg:width="8.93cm" svg:height="8.781cm" svg:x="8.055cm" svg:y="54.381cm">
          <table:table table:template-name="default" table:use-first-row-styles="true" table:use-banding-rows-styles="true">
            <table:table-column table:style-name="co3"/>
            <table:table-row table:style-name="ro9">
              <table:table-cell table:style-name="ce37">
                <text:p text:style-name="P1"><text:span text:style-name="T1">CUSTOMER</text:span></text:p>
              </table:table-cell>
            </table:table-row>
            <table:table-row table:style-name="ro9">
              <table:table-cell table:style-name="ce38">
                <text:p text:style-name="P2"><text:span text:style-name="T1">empresas_internas</text:span></text:p>
              </table:table-cell>
            </table:table-row>
            <table:table-row table:style-name="ro10">
              <table:table-cell table:style-name="ce39">
                <text:p text:style-name="P2"><text:span text:style-name="T2">id*</text:span></text:p>
              </table:table-cell>
            </table:table-row>
            <table:table-row table:style-name="ro11">
              <table:table-cell table:style-name="ce38">
                <text:p text:style-name="P2"><text:span text:style-name="T4">nombre_empresa</text:span></text:p>
              </table:table-cell>
            </table:table-row>
            <table:table-row table:style-name="ro11">
              <table:table-cell table:style-name="ce39">
                <text:p text:style-name="P2"><text:span text:style-name="T3">id_empresa</text:span></text:p>
              </table:table-cell>
            </table:table-row>
            <table:table-row table:style-name="ro10">
              <table:table-cell table:style-name="ce38">
                <text:p text:style-name="P2">id_dua</text:p>
              </table:table-cell>
            </table:table-row>
            <table:table-row table:style-name="ro10">
              <table:table-cell table:style-name="ce39">
                <text:p text:style-name="P2">modificado</text:p>
              </table:table-cell>
            </table:table-row>
            <table:table-row table:style-name="ro10">
              <table:table-cell table:style-name="ce38">
                <text:p text:style-name="P2">Activo (0 on) (1 off)</text:p>
              </table:table-cell>
            </table:table-row>
            <table:table-row table:style-name="ro11">
              <table:table-cell table:style-name="ce39">
                <text:p text:style-name="P2"><text:span text:style-name="T3">pais</text:span></text:p>
              </table:table-cell>
            </table:table-row>
          </table:table>
          <draw:image xlink:href="Pictures/TablePreview21.svm" xlink:type="simple" xlink:show="embed" xlink:actuate="onLoad"/>
        </draw:frame>
        <draw:connector draw:style-name="gr6" draw:text-style-name="P3" draw:layer="layout" draw:type="lines" svg:x1="12.52cm" svg:y1="63.162cm" svg:x2="20cm" svg:y2="67.662cm" draw:start-shape="id18" draw:start-glue-point="2" draw:end-shape="id19" draw:end-glue-point="3" svg:d="m12520 63162v502l6979 3998h501">
          <text:p/>
        </draw:connector>
        <draw:connector draw:style-name="gr6" draw:text-style-name="P3" draw:layer="layout" draw:type="lines" svg:x1="24.228cm" svg:y1="40.481cm" svg:x2="16.985cm" svg:y2="58.771cm" draw:start-shape="id5" draw:start-glue-point="3" draw:end-shape="id18" svg:d="m24228 40481h-501l-6240 18290h-502">
          <text:p/>
        </draw:connector>
        <draw:frame draw:style-name="standard" xml:id="id21" draw:id="id21" draw:layer="layout" svg:width="7.947cm" svg:height="18.541cm" svg:x="33.375cm" svg:y="62.831cm">
          <table:table table:template-name="default" table:use-first-row-styles="true" table:use-banding-rows-styles="true">
            <table:table-column table:style-name="co17"/>
            <table:table-row table:style-name="ro17">
              <table:table-cell table:style-name="ce41">
                <text:p text:style-name="P1"><text:span text:style-name="T1">CAJA</text:span></text:p>
              </table:table-cell>
            </table:table-row>
            <table:table-row table:style-name="ro17">
              <table:table-cell table:style-name="ce42">
                <text:p text:style-name="P2"><text:span text:style-name="T1">usuarios</text:span></text:p>
              </table:table-cell>
            </table:table-row>
            <table:table-row table:style-name="ro12">
              <table:table-cell table:style-name="ce43">
                <text:p text:style-name="P2"><text:span text:style-name="T2">user_id*</text:span></text:p>
              </table:table-cell>
            </table:table-row>
            <table:table-row table:style-name="ro29">
              <table:table-cell table:style-name="ce42">
                <text:p text:style-name="P2"><text:span text:style-name="T3">nombres</text:span></text:p>
              </table:table-cell>
            </table:table-row>
            <table:table-row table:style-name="ro29">
              <table:table-cell table:style-name="ce43">
                <text:p text:style-name="P2"><text:span text:style-name="T3">email</text:span></text:p>
              </table:table-cell>
            </table:table-row>
            <table:table-row table:style-name="ro29">
              <table:table-cell table:style-name="ce42">
                <text:p text:style-name="P2"><text:span text:style-name="T3">username</text:span></text:p>
              </table:table-cell>
            </table:table-row>
            <table:table-row table:style-name="ro29">
              <table:table-cell table:style-name="ce43">
                <text:p text:style-name="P2"><text:span text:style-name="T3">password</text:span></text:p>
              </table:table-cell>
            </table:table-row>
            <table:table-row table:style-name="ro12">
              <table:table-cell table:style-name="ce42">
                <text:p text:style-name="P2">fecha_ingresom</text:p>
              </table:table-cell>
            </table:table-row>
            <table:table-row table:style-name="ro12">
              <table:table-cell table:style-name="ce43">
                <text:p text:style-name="P2">Activo (1 on) (0 off)</text:p>
              </table:table-cell>
            </table:table-row>
            <table:table-row table:style-name="ro29">
              <table:table-cell table:style-name="ce42">
                <text:p text:style-name="P2"><text:span text:style-name="T3">idpais</text:span></text:p>
              </table:table-cell>
            </table:table-row>
            <table:table-row table:style-name="ro29">
              <table:table-cell table:style-name="ce43">
                <text:p text:style-name="P2"><text:span text:style-name="T3">rol_id</text:span></text:p>
              </table:table-cell>
            </table:table-row>
            <table:table-row table:style-name="ro12">
              <table:table-cell table:style-name="ce42">
                <text:p text:style-name="P2">gt (1 on) (0 off)</text:p>
              </table:table-cell>
            </table:table-row>
            <table:table-row table:style-name="ro12">
              <table:table-cell table:style-name="ce43">
                <text:p text:style-name="P2">bz</text:p>
              </table:table-cell>
            </table:table-row>
            <table:table-row table:style-name="ro12">
              <table:table-cell table:style-name="ce42">
                <text:p text:style-name="P2">sv</text:p>
              </table:table-cell>
            </table:table-row>
            <table:table-row table:style-name="ro12">
              <table:table-cell table:style-name="ce43">
                <text:p text:style-name="P2">hn</text:p>
              </table:table-cell>
            </table:table-row>
            <table:table-row table:style-name="ro12">
              <table:table-cell table:style-name="ce42">
                <text:p text:style-name="P2">ni</text:p>
              </table:table-cell>
            </table:table-row>
            <table:table-row table:style-name="ro12">
              <table:table-cell table:style-name="ce43">
                <text:p text:style-name="P2">cr</text:p>
              </table:table-cell>
            </table:table-row>
            <table:table-row table:style-name="ro12">
              <table:table-cell table:style-name="ce42">
                <text:p text:style-name="P2">pa</text:p>
              </table:table-cell>
            </table:table-row>
            <table:table-row table:style-name="ro13">
              <table:table-cell table:style-name="ce44">
                <text:p text:style-name="P2"><text:span text:style-name="T3">id_master (master)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xml:id="id22" draw:id="id22" draw:layer="layout" svg:width="8.93cm" svg:height="3.926cm" svg:x="47.241cm" svg:y="72.319cm">
          <table:table table:template-name="default" table:use-first-row-styles="true" table:use-banding-rows-styles="true">
            <table:table-column table:style-name="co3"/>
            <table:table-row table:style-name="ro14">
              <table:table-cell table:style-name="ce41">
                <text:p text:style-name="P1"><text:span text:style-name="T1">CAJA</text:span></text:p>
              </table:table-cell>
            </table:table-row>
            <table:table-row table:style-name="ro15">
              <table:table-cell table:style-name="ce42">
                <text:p text:style-name="P2"><text:span text:style-name="T1">paises</text:span><text:span text:style-name="T1"><text:tab/></text:span></text:p>
              </table:table-cell>
            </table:table-row>
            <table:table-row table:style-name="ro15">
              <table:table-cell table:style-name="ce43">
                <text:p text:style-name="P2"><text:span text:style-name="T2">idpais*</text:span></text:p>
              </table:table-cell>
            </table:table-row>
            <table:table-row table:style-name="ro15">
              <table:table-cell table:style-name="ce45">
                <text:p text:style-name="P2"><text:span text:style-name="T4">pais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xml:id="id23" draw:id="id23" draw:layer="layout" svg:width="7.176cm" svg:height="3.926cm" svg:x="44.329cm" svg:y="77.727cm">
          <table:table table:template-name="default" table:use-first-row-styles="true" table:use-banding-rows-styles="true">
            <table:table-column table:style-name="co18"/>
            <table:table-row table:style-name="ro14">
              <table:table-cell table:style-name="ce41">
                <text:p text:style-name="P1"><text:span text:style-name="T1">CAJA</text:span></text:p>
              </table:table-cell>
            </table:table-row>
            <table:table-row table:style-name="ro15">
              <table:table-cell table:style-name="ce46">
                <text:p text:style-name="P2"><text:span text:style-name="T1">roles</text:span><text:span text:style-name="T1"><text:tab/></text:span></text:p>
              </table:table-cell>
            </table:table-row>
            <table:table-row table:style-name="ro15">
              <table:table-cell table:style-name="ce43">
                <text:p text:style-name="P2"><text:span text:style-name="T2">rol_id*</text:span></text:p>
              </table:table-cell>
            </table:table-row>
            <table:table-row table:style-name="ro15">
              <table:table-cell table:style-name="ce47">
                <text:p text:style-name="P2"><text:span text:style-name="T4">rango</text:span></text:p>
              </table:table-cell>
            </table:table-row>
          </table:table>
          <draw:image xlink:href="Pictures/TablePreview24.svm" xlink:type="simple" xlink:show="embed" xlink:actuate="onLoad"/>
        </draw:frame>
        <draw:connector draw:style-name="gr7" draw:text-style-name="P3" draw:layer="layout" draw:type="lines" svg:x1="11.329cm" svg:y1="29.77cm" svg:x2="13.508cm" svg:y2="41.291cm" draw:start-shape="id3" draw:start-glue-point="1" draw:end-shape="id20" svg:d="m11329 29770h502l1677 11020v501">
          <text:p/>
        </draw:connector>
        <draw:connector draw:style-name="gr8" draw:text-style-name="P3" draw:layer="layout" draw:type="lines" svg:x1="11.329cm" svg:y1="29.77cm" svg:x2="37.348cm" svg:y2="62.831cm" draw:start-shape="id3" draw:start-glue-point="1" draw:end-shape="id21" draw:end-glue-point="0" svg:d="m11329 29770h502l25517 32560v501">
          <text:p/>
        </draw:connector>
        <draw:connector draw:style-name="gr8" draw:text-style-name="P3" draw:layer="layout" draw:type="lines" svg:x1="47.241cm" svg:y1="74.282cm" svg:x2="41.322cm" svg:y2="72.101cm" draw:start-shape="id22" draw:start-glue-point="3" draw:end-shape="id21" draw:end-glue-point="1" svg:d="m47241 74282h-501l-4916-2181h-502">
          <text:p/>
        </draw:connector>
        <draw:connector draw:style-name="gr8" draw:text-style-name="P3" draw:layer="layout" draw:type="lines" svg:x1="44.329cm" svg:y1="79.69cm" svg:x2="41.322cm" svg:y2="72.101cm" draw:start-shape="id23" draw:start-glue-point="3" draw:end-shape="id21" draw:end-glue-point="1" svg:d="m44329 79690h-501l-2004-7589h-502">
          <text:p/>
        </draw:connector>
        <draw:connector draw:style-name="gr7" draw:text-style-name="P3" draw:layer="layout" draw:type="lines" svg:x1="24.228cm" svg:y1="40.481cm" svg:x2="17.432cm" svg:y2="47.145cm" draw:start-shape="id5" draw:start-glue-point="3" draw:end-shape="id20" draw:end-glue-point="1" svg:d="m24228 40481h-501l-5793 6664h-502">
          <text:p/>
        </draw:connector>
        <draw:connector draw:style-name="gr6" draw:text-style-name="P3" draw:layer="layout" draw:type="lines" svg:x1="5.93cm" svg:y1="71cm" svg:x2="20cm" svg:y2="67.662cm" draw:start-shape="id6" draw:end-shape="id19" draw:end-glue-point="3" svg:d="m5930 71000v-501l13569-2837h501">
          <text:p/>
        </draw:connector>
        <draw:connector draw:style-name="gr4" draw:text-style-name="P3" draw:layer="layout" draw:type="lines" svg:x1="28.693cm" svg:y1="37.548cm" svg:x2="30.678cm" svg:y2="34.16cm" draw:start-shape="id5" draw:start-glue-point="0" draw:end-shape="id24" draw:end-glue-point="2" svg:d="m28693 37548v-501l1985-2385v-502">
          <text:p/>
        </draw:connector>
        <draw:connector draw:style-name="gr4" draw:text-style-name="P3" draw:layer="layout" draw:type="lines" draw:line-skew="0cm 1.003cm" svg:x1="42.298cm" svg:y1="29.388cm" svg:x2="34.995cm" svg:y2="27.331cm" draw:start-shape="id12" draw:start-glue-point="0" draw:end-shape="id24" draw:end-glue-point="1" svg:d="m42298 29388v-501l-5798-1556h-1505">
          <text:p/>
        </draw:connector>
        <draw:connector draw:style-name="gr9" draw:text-style-name="P3" draw:layer="layout" draw:type="lines" svg:x1="6.845cm" svg:y1="16.1cm" svg:x2="6.914cm" svg:y2="20cm" draw:start-shape="id2" draw:start-glue-point="2" draw:end-shape="id3" svg:d="m6845 16100v502l69 2897v501">
          <text:p/>
        </draw:connector>
        <draw:connector draw:style-name="gr9" draw:text-style-name="P3" draw:layer="layout" draw:type="lines" svg:x1="11.329cm" svg:y1="29.77cm" svg:x2="24.979cm" svg:y2="54cm" draw:start-shape="id3" draw:start-glue-point="1" draw:end-shape="id19" draw:end-glue-point="0" svg:d="m11329 29770h502l13148 23729v501">
          <text:p/>
        </draw:connector>
        <draw:connector draw:style-name="gr10" draw:text-style-name="P3" draw:layer="layout" draw:type="lines" svg:x1="24.979cm" svg:y1="54cm" svg:x2="11.329cm" svg:y2="29.77cm" draw:start-shape="id19" draw:start-glue-point="0" draw:end-shape="id3" draw:end-glue-point="1" svg:d="m24979 54000v-501l-13148-23729h-502">
          <text:p/>
        </draw:connector>
        <draw:connector draw:style-name="gr4" draw:text-style-name="P3" draw:layer="layout" draw:type="lines" draw:line-skew="-0.801cm -0.184cm" svg:x1="30.678cm" svg:y1="20.502cm" svg:x2="52.493cm" svg:y2="20.185cm" draw:start-shape="id24" draw:end-shape="id11" draw:end-glue-point="0" svg:d="m30678 20502v-1302l21815 300v68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G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oises Mazariegos</meta:initial-creator>
    <meta:creation-date>2014-05-06T16:38:12.02</meta:creation-date>
    <dc:date>2014-05-16T17:08:11.07</dc:date>
    <dc:creator>Hans Meckler</dc:creator>
    <meta:editing-duration>P1DT2H6M17S</meta:editing-duration>
    <meta:editing-cycles>36</meta:editing-cycles>
    <meta:generator>OpenOffice.org/3.3$Win32 OpenOffice.org_project/330m20$Build-9567</meta:generator>
    <meta:printed-by>Hans Meckler</meta:printed-by>
    <meta:print-date>2014-05-08T14:21:47.56</meta:print-date>
    <meta:document-statistic meta:object-count="55"/>
  </office:meta>
</office:document-meta>
</file>